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49.74mm"/>
    </style:style>
    <style:style style:name="co6" style:family="table-column">
      <style:table-column-properties fo:break-before="auto" style:column-width="5.34mm"/>
    </style:style>
    <style:style style:name="co7" style:family="table-column">
      <style:table-column-properties fo:break-before="auto" style:column-width="184.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11.71mm"/>
    </style:style>
    <style:style style:name="co12" style:family="table-column">
      <style:table-column-properties fo:break-before="auto" style:column-width="53.92mm"/>
    </style:style>
    <style:style style:name="co13" style:family="table-column">
      <style:table-column-properties fo:break-before="auto" style:column-width="94.26mm"/>
    </style:style>
    <style:style style:name="co14" style:family="table-column">
      <style:table-column-properties fo:break-before="auto" style:column-width="9.67mm"/>
    </style:style>
    <style:style style:name="co15" style:family="table-column">
      <style:table-column-properties fo:break-before="auto" style:column-width="59.62mm"/>
    </style:style>
    <style:style style:name="co16" style:family="table-column">
      <style:table-column-properties fo:break-before="auto" style:column-width="56.52mm"/>
    </style:style>
    <style:style style:name="co17" style:family="table-column">
      <style:table-column-properties fo:break-before="auto" style:column-width="80.98mm"/>
    </style:style>
    <style:style style:name="co18" style:family="table-column">
      <style:table-column-properties fo:break-before="auto" style:column-width="7.13mm"/>
    </style:style>
    <style:style style:name="co19" style:family="table-column">
      <style:table-column-properties fo:break-before="auto" style:column-width="70.0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3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0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4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5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8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style:font-name="Liberation Mono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13">
      <style:table-cell-properties style:rotation-align="none"/>
      <style:text-properties style:font-name="Liberation Mono"/>
    </style:style>
    <style:style style:name="ce61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64" style:family="table-cell" style:parent-style-name="Default">
      <style:text-properties style:font-name="Liberation Mono" fo:font-size="11pt" style:font-size-asian="11pt" style:font-size-complex="11pt"/>
    </style:style>
    <style:style style:name="ce65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6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7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fo:color="#000000" style:font-name="Liberation Mono" fo:font-size="11pt" style:font-size-asian="11pt" style:font-name-complex="Lohit Devanagari" style:font-size-complex="11pt"/>
    </style:style>
    <style:style style:name="ce71" style:family="table-cell" style:parent-style-name="Default">
      <style:text-properties style:font-name="Liberation Mono" fo:font-size="11pt" style:font-size-asian="11pt" style:font-name-complex="Lohit Devanagari" style:font-size-complex="11pt"/>
    </style:style>
    <style:style style:name="ce72" style:family="table-cell" style:parent-style-name="Default">
      <style:text-properties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fo:color="#000000"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1pt" style:font-size-asian="11pt" style:font-size-complex="11pt"/>
    </style:style>
    <style:style style:name="ce76" style:family="table-cell" style:parent-style-name="Default">
      <style:table-cell-properties style:vertical-align="middl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1pt" fo:font-weight="bold" style:font-size-asian="11pt" style:font-weight-asian="bold" style:font-name-complex="Lohit Devanagari" style:font-size-complex="11pt" style:font-weight-complex="bold"/>
    </style:style>
    <style:style style:name="ce79" style:family="table-cell" style:parent-style-name="Default">
      <style:table-cell-properties fo:background-color="#999999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E$2:.$E$40])" table:allow-empty-cell="false" table:display-list="unsorted" table:base-cell-address="Keywords.C2">
          <table:error-message table:message-type="stop" table:display="true"/>
        </table:content-validation>
        <table:content-validation table:name="val2" table:condition="of:cell-content-is-in-list([#REF!])" table:allow-empty-cell="false" table:display-list="unsorted" table:base-cell-address="category_lists.I45">
          <table:error-message table:message-type="stop" table:display="true"/>
        </table:content-validation>
        <table:content-validation table:name="val3" table:condition="of:cell-content-is-in-list([$Category.$E$2:.$E$42])" table:allow-empty-cell="false" table:display-list="unsorted" table:base-cell-address="Keywords.B2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4" table:number-columns-repeated="1014" table:default-cell-style-name="ce50"/>
        <table:table-column table:style-name="co8" table:number-columns-repeated="3" table:default-cell-style-name="Default"/>
        <table:table-row table:style-name="ro1">
          <table:table-cell table:style-name="ce20" table:number-columns-repeated="3"/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Category</text:p>
          </table:table-cell>
          <table:table-cell table:style-name="ce20"/>
          <table:table-cell table:style-name="ce20" office:value-type="string" calcext:value-type="string">
            <text:p>Database Table Insert</text:p>
          </table:table-cell>
          <table:table-cell table:style-name="ce20" table:number-columns-repeated="1014"/>
          <table:table-cell table:style-name="ce61" table:number-columns-repeated="3"/>
        </table:table-row>
        <table:table-row table:style-name="ro1">
          <table:table-cell table:style-name="ce21" office:value-type="string" calcext:value-type="string">
            <text:p>A</text:p>
          </table:table-cell>
          <table:table-cell table:style-name="ce51" office:value-type="string" calcext:value-type="string">
            <text:p>Housing Expenses</text:p>
          </table:table-cell>
          <table:table-cell table:style-name="ce60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/>
          <table:table-cell table:formula="of:=&quot;INSERT INTO wcategory (cat_code,cat_name) VALUES ('&quot;&amp;[.D2]&amp;&quot;','&quot;&amp;[.E2]&amp;&quot;');&quot;" office:value-type="string" office:string-value="INSERT INTO wcategory (cat_code,cat_name) VALUES ('A00','Housing Expenses');" calcext:value-type="string">
            <text:p>INSERT INTO wcategory (cat_code,cat_name) VALUES ('A00','Housing Expenses');</text:p>
          </table:table-cell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01</text:p>
          </table:table-cell>
          <table:table-cell table:style-name="ce41" office:value-type="string" calcext:value-type="string">
            <text:p>Mortgage</text:p>
          </table:table-cell>
          <table:table-cell table:style-name="ce60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/>
          <table:table-cell table:formula="of:=&quot;INSERT INTO wcategory (cat_code,cat_name) VALUES ('&quot;&amp;[.D3]&amp;&quot;','&quot;&amp;[.E3]&amp;&quot;');&quot;" office:value-type="string" office:string-value="INSERT INTO wcategory (cat_code,cat_name) VALUES ('A01','Mortgage');" calcext:value-type="string">
            <text:p>INSERT INTO wcategory (cat_code,cat_name) VALUES ('A01','Mortgage');</text:p>
          </table:table-cell>
          <table:table-cell table:number-columns-repeated="1017"/>
        </table:table-row>
        <table:table-row table:style-name="ro1">
          <table:table-cell table:style-name="ce39" office:value-type="float" office:value="2" calcext:value-type="float">
            <text:p>02</text:p>
          </table:table-cell>
          <table:table-cell table:style-name="ce52" office:value-type="string" calcext:value-type="string">
            <text:p>Rent</text:p>
          </table:table-cell>
          <table:table-cell table:style-name="ce60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/>
          <table:table-cell table:formula="of:=&quot;INSERT INTO wcategory (cat_code,cat_name) VALUES ('&quot;&amp;[.D4]&amp;&quot;','&quot;&amp;[.E4]&amp;&quot;');&quot;" office:value-type="string" office:string-value="INSERT INTO wcategory (cat_code,cat_name) VALUES ('A02','Rent');" calcext:value-type="string">
            <text:p>INSERT INTO wcategory (cat_code,cat_name) VALUES ('A02','Rent');</text:p>
          </table:table-cell>
          <table:table-cell table:number-columns-repeated="1017"/>
        </table:table-row>
        <table:table-row table:style-name="ro1">
          <table:table-cell table:style-name="ce39" office:value-type="float" office:value="3" calcext:value-type="float">
            <text:p>03</text:p>
          </table:table-cell>
          <table:table-cell table:style-name="ce52" office:value-type="string" calcext:value-type="string">
            <text:p>Electricity</text:p>
          </table:table-cell>
          <table:table-cell table:style-name="ce60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/>
          <table:table-cell table:formula="of:=&quot;INSERT INTO wcategory (cat_code,cat_name) VALUES ('&quot;&amp;[.D5]&amp;&quot;','&quot;&amp;[.E5]&amp;&quot;');&quot;" office:value-type="string" office:string-value="INSERT INTO wcategory (cat_code,cat_name) VALUES ('A03','Electricity');" calcext:value-type="string">
            <text:p>INSERT INTO wcategory (cat_code,cat_name) VALUES ('A03','Electricity');</text:p>
          </table:table-cell>
          <table:table-cell table:number-columns-repeated="1017"/>
        </table:table-row>
        <table:table-row table:style-name="ro1">
          <table:table-cell table:style-name="ce39" office:value-type="float" office:value="4" calcext:value-type="float">
            <text:p>04</text:p>
          </table:table-cell>
          <table:table-cell table:style-name="ce52" office:value-type="string" calcext:value-type="string">
            <text:p>Internet/Phone</text:p>
          </table:table-cell>
          <table:table-cell table:style-name="ce60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/>
          <table:table-cell table:formula="of:=&quot;INSERT INTO wcategory (cat_code,cat_name) VALUES ('&quot;&amp;[.D6]&amp;&quot;','&quot;&amp;[.E6]&amp;&quot;');&quot;" office:value-type="string" office:string-value="INSERT INTO wcategory (cat_code,cat_name) VALUES ('A04','Internet/Phone');" calcext:value-type="string">
            <text:p>INSERT INTO wcategory (cat_code,cat_name) VALUES ('A04','Internet/Phone');</text:p>
          </table:table-cell>
          <table:table-cell table:number-columns-repeated="1017"/>
        </table:table-row>
        <table:table-row table:style-name="ro1">
          <table:table-cell table:style-name="ce39" office:value-type="float" office:value="99" calcext:value-type="float">
            <text:p>99</text:p>
          </table:table-cell>
          <table:table-cell table:style-name="ce52" office:value-type="string" calcext:value-type="string">
            <text:p>Other</text:p>
          </table:table-cell>
          <table:table-cell table:style-name="ce60"/>
          <table:table-cell table:formula="of:=IF(ISTEXT([.A7]); CONCATENATE([.A7];TEXT(&quot;0&quot;;&quot;00&quot;)); CONCATENATE(&quot;A&quot;;TEXT([.A7];&quot;00&quot;)))" office:value-type="string" office:string-value="A99" calcext:value-type="string">
            <text:p>A99</text:p>
          </table:table-cell>
          <table:table-cell table:formula="of:=[.B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7]&amp;&quot;','&quot;&amp;[.E7]&amp;&quot;');&quot;" office:value-type="string" office:string-value="INSERT INTO wcategory (cat_code,cat_name) VALUES ('A99','Other');" calcext:value-type="string">
            <text:p>INSERT INTO wcategory (cat_code,cat_name) VALUES ('A99','Other');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Transportation</text:p>
          </table:table-cell>
          <table:table-cell table:style-name="ce60"/>
          <table:table-cell table:formula="of:=IF(ISTEXT([.A8]); CONCATENATE([.A8];TEXT(&quot;0&quot;;&quot;00&quot;)); CONCATENATE(&quot;A&quot;;TEXT([.A8];&quot;00&quot;)))" office:value-type="string" office:string-value="B00" calcext:value-type="string">
            <text:p>B00</text:p>
          </table:table-cell>
          <table:table-cell table:formula="of:=[.B8]" office:value-type="string" office:string-value="Transportation" calcext:value-type="string">
            <text:p>Transportation</text:p>
          </table:table-cell>
          <table:table-cell/>
          <table:table-cell table:formula="of:=&quot;INSERT INTO wcategory (cat_code,cat_name) VALUES ('&quot;&amp;[.D8]&amp;&quot;','&quot;&amp;[.E8]&amp;&quot;');&quot;" office:value-type="string" office:string-value="INSERT INTO wcategory (cat_code,cat_name) VALUES ('B00','Transportation');" calcext:value-type="string">
            <text:p>INSERT INTO wcategory (cat_code,cat_name) VALUES ('B00','Transportation');</text:p>
          </table:table-cell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01</text:p>
          </table:table-cell>
          <table:table-cell table:style-name="ce41" office:value-type="string" calcext:value-type="string">
            <text:p>Fuel</text:p>
          </table:table-cell>
          <table:table-cell table:style-name="ce60"/>
          <table:table-cell table:formula="of:=IF(ISTEXT([.A9]); CONCATENATE([.A9];TEXT(&quot;0&quot;;&quot;00&quot;)); CONCATENATE(&quot;B&quot;;TEXT([.A9];&quot;00&quot;)))" office:value-type="string" office:string-value="B01" calcext:value-type="string">
            <text:p>B01</text:p>
          </table:table-cell>
          <table:table-cell table:formula="of:=[.B9]" office:value-type="string" office:string-value="Fuel" calcext:value-type="string">
            <text:p>Fuel</text:p>
          </table:table-cell>
          <table:table-cell/>
          <table:table-cell table:formula="of:=&quot;INSERT INTO wcategory (cat_code,cat_name) VALUES ('&quot;&amp;[.D9]&amp;&quot;','&quot;&amp;[.E9]&amp;&quot;');&quot;" office:value-type="string" office:string-value="INSERT INTO wcategory (cat_code,cat_name) VALUES ('B01','Fuel');" calcext:value-type="string">
            <text:p>INSERT INTO wcategory (cat_code,cat_name) VALUES ('B01','Fuel');</text:p>
          </table:table-cell>
          <table:table-cell table:number-columns-repeated="1017"/>
        </table:table-row>
        <table:table-row table:style-name="ro1">
          <table:table-cell table:style-name="ce39" office:value-type="float" office:value="2" calcext:value-type="float">
            <text:p>02</text:p>
          </table:table-cell>
          <table:table-cell table:style-name="ce52" office:value-type="string" calcext:value-type="string">
            <text:p>Insurance</text:p>
          </table:table-cell>
          <table:table-cell table:style-name="ce60"/>
          <table:table-cell table:formula="of:=IF(ISTEXT([.A10]); CONCATENATE([.A10];TEXT(&quot;0&quot;;&quot;00&quot;)); CONCATENATE(&quot;B&quot;;TEXT([.A10];&quot;00&quot;)))" office:value-type="string" office:string-value="B02" calcext:value-type="string">
            <text:p>B02</text:p>
          </table:table-cell>
          <table:table-cell table:formula="of:=[.B10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0]&amp;&quot;','&quot;&amp;[.E10]&amp;&quot;');&quot;" office:value-type="string" office:string-value="INSERT INTO wcategory (cat_code,cat_name) VALUES ('B02','Insurance');" calcext:value-type="string">
            <text:p>INSERT INTO wcategory (cat_code,cat_name) VALUES ('B02','Insurance');</text:p>
          </table:table-cell>
          <table:table-cell table:number-columns-repeated="1017"/>
        </table:table-row>
        <table:table-row table:style-name="ro1">
          <table:table-cell table:style-name="ce39" office:value-type="float" office:value="3" calcext:value-type="float">
            <text:p>03</text:p>
          </table:table-cell>
          <table:table-cell table:style-name="ce52" office:value-type="string" calcext:value-type="string">
            <text:p>Registration</text:p>
          </table:table-cell>
          <table:table-cell table:style-name="ce60"/>
          <table:table-cell table:formula="of:=IF(ISTEXT([.A11]); CONCATENATE([.A11];TEXT(&quot;0&quot;;&quot;00&quot;)); CONCATENATE(&quot;B&quot;;TEXT([.A11];&quot;00&quot;)))" office:value-type="string" office:string-value="B03" calcext:value-type="string">
            <text:p>B03</text:p>
          </table:table-cell>
          <table:table-cell table:formula="of:=[.B11]" office:value-type="string" office:string-value="Registration" calcext:value-type="string">
            <text:p>Registration</text:p>
          </table:table-cell>
          <table:table-cell/>
          <table:table-cell table:formula="of:=&quot;INSERT INTO wcategory (cat_code,cat_name) VALUES ('&quot;&amp;[.D11]&amp;&quot;','&quot;&amp;[.E11]&amp;&quot;');&quot;" office:value-type="string" office:string-value="INSERT INTO wcategory (cat_code,cat_name) VALUES ('B03','Registration');" calcext:value-type="string">
            <text:p>INSERT INTO wcategory (cat_code,cat_name) VALUES ('B03','Registration');</text:p>
          </table:table-cell>
          <table:table-cell table:number-columns-repeated="1017"/>
        </table:table-row>
        <table:table-row table:style-name="ro1">
          <table:table-cell table:style-name="ce39" office:value-type="float" office:value="4" calcext:value-type="float">
            <text:p>04</text:p>
          </table:table-cell>
          <table:table-cell table:style-name="ce52" office:value-type="string" calcext:value-type="string">
            <text:p>Car Service</text:p>
          </table:table-cell>
          <table:table-cell table:style-name="ce60"/>
          <table:table-cell table:formula="of:=IF(ISTEXT([.A12]); CONCATENATE([.A12];TEXT(&quot;0&quot;;&quot;00&quot;)); CONCATENATE(&quot;B&quot;;TEXT([.A12];&quot;00&quot;)))" office:value-type="string" office:string-value="B04" calcext:value-type="string">
            <text:p>B04</text:p>
          </table:table-cell>
          <table:table-cell table:formula="of:=[.B12]" office:value-type="string" office:string-value="Car Service" calcext:value-type="string">
            <text:p>Car Service</text:p>
          </table:table-cell>
          <table:table-cell/>
          <table:table-cell table:formula="of:=&quot;INSERT INTO wcategory (cat_code,cat_name) VALUES ('&quot;&amp;[.D12]&amp;&quot;','&quot;&amp;[.E12]&amp;&quot;');&quot;" office:value-type="string" office:string-value="INSERT INTO wcategory (cat_code,cat_name) VALUES ('B04','Car Service');" calcext:value-type="string">
            <text:p>INSERT INTO wcategory (cat_code,cat_name) VALUES ('B04','Car Service');</text:p>
          </table:table-cell>
          <table:table-cell table:number-columns-repeated="1017"/>
        </table:table-row>
        <table:table-row table:style-name="ro1">
          <table:table-cell table:style-name="ce39" office:value-type="float" office:value="5" calcext:value-type="float">
            <text:p>05</text:p>
          </table:table-cell>
          <table:table-cell table:style-name="ce52" office:value-type="string" calcext:value-type="string">
            <text:p>Fare</text:p>
          </table:table-cell>
          <table:table-cell table:style-name="ce60"/>
          <table:table-cell table:formula="of:=IF(ISTEXT([.A13]); CONCATENATE([.A13];TEXT(&quot;0&quot;;&quot;00&quot;)); CONCATENATE(&quot;B&quot;;TEXT([.A13];&quot;00&quot;)))" office:value-type="string" office:string-value="B05" calcext:value-type="string">
            <text:p>B05</text:p>
          </table:table-cell>
          <table:table-cell table:formula="of:=[.B13]" office:value-type="string" office:string-value="Fare" calcext:value-type="string">
            <text:p>Fare</text:p>
          </table:table-cell>
          <table:table-cell/>
          <table:table-cell table:formula="of:=&quot;INSERT INTO wcategory (cat_code,cat_name) VALUES ('&quot;&amp;[.D13]&amp;&quot;','&quot;&amp;[.E13]&amp;&quot;');&quot;" office:value-type="string" office:string-value="INSERT INTO wcategory (cat_code,cat_name) VALUES ('B05','Fare');" calcext:value-type="string">
            <text:p>INSERT INTO wcategory (cat_code,cat_name) VALUES ('B05','Fare');</text:p>
          </table:table-cell>
          <table:table-cell table:number-columns-repeated="1017"/>
        </table:table-row>
        <table:table-row table:style-name="ro1">
          <table:table-cell table:style-name="ce39" office:value-type="float" office:value="6" calcext:value-type="float">
            <text:p>06</text:p>
          </table:table-cell>
          <table:table-cell table:style-name="ce52" office:value-type="string" calcext:value-type="string">
            <text:p>Parking Fee</text:p>
          </table:table-cell>
          <table:table-cell table:style-name="ce60"/>
          <table:table-cell table:formula="of:=IF(ISTEXT([.A14]); CONCATENATE([.A14];TEXT(&quot;0&quot;;&quot;00&quot;)); CONCATENATE(&quot;B&quot;;TEXT([.A14];&quot;00&quot;)))" office:value-type="string" office:string-value="B06" calcext:value-type="string">
            <text:p>B06</text:p>
          </table:table-cell>
          <table:table-cell table:formula="of:=[.B14]" office:value-type="string" office:string-value="Parking Fee" calcext:value-type="string">
            <text:p>Parking Fee</text:p>
          </table:table-cell>
          <table:table-cell/>
          <table:table-cell table:formula="of:=&quot;INSERT INTO wcategory (cat_code,cat_name) VALUES ('&quot;&amp;[.D14]&amp;&quot;','&quot;&amp;[.E14]&amp;&quot;');&quot;" office:value-type="string" office:string-value="INSERT INTO wcategory (cat_code,cat_name) VALUES ('B06','Parking Fee');" calcext:value-type="string">
            <text:p>INSERT INTO wcategory (cat_code,cat_name) VALUES ('B06','Parking Fee');</text:p>
          </table:table-cell>
          <table:table-cell table:number-columns-repeated="1017"/>
        </table:table-row>
        <table:table-row table:style-name="ro1">
          <table:table-cell table:style-name="ce39" office:value-type="float" office:value="7" calcext:value-type="float">
            <text:p>07</text:p>
          </table:table-cell>
          <table:table-cell table:style-name="ce52" office:value-type="string" calcext:value-type="string">
            <text:p>Fines</text:p>
          </table:table-cell>
          <table:table-cell table:style-name="ce60"/>
          <table:table-cell table:formula="of:=IF(ISTEXT([.A15]); CONCATENATE([.A15];TEXT(&quot;0&quot;;&quot;00&quot;)); CONCATENATE(&quot;B&quot;;TEXT([.A15];&quot;00&quot;)))" office:value-type="string" office:string-value="B07" calcext:value-type="string">
            <text:p>B07</text:p>
          </table:table-cell>
          <table:table-cell table:formula="of:=[.B15]" office:value-type="string" office:string-value="Fines" calcext:value-type="string">
            <text:p>Fines</text:p>
          </table:table-cell>
          <table:table-cell/>
          <table:table-cell table:formula="of:=&quot;INSERT INTO wcategory (cat_code,cat_name) VALUES ('&quot;&amp;[.D15]&amp;&quot;','&quot;&amp;[.E15]&amp;&quot;');&quot;" office:value-type="string" office:string-value="INSERT INTO wcategory (cat_code,cat_name) VALUES ('B07','Fines');" calcext:value-type="string">
            <text:p>INSERT INTO wcategory (cat_code,cat_name) VALUES ('B07','Fin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99</text:p>
          </table:table-cell>
          <table:table-cell table:style-name="ce49" office:value-type="string" calcext:value-type="string">
            <text:p>Other</text:p>
          </table:table-cell>
          <table:table-cell table:style-name="ce60"/>
          <table:table-cell table:formula="of:=IF(ISTEXT([.A16]); CONCATENATE([.A16];TEXT(&quot;0&quot;;&quot;00&quot;)); CONCATENATE(&quot;B&quot;;TEXT([.A16];&quot;00&quot;)))" office:value-type="string" office:string-value="B99" calcext:value-type="string">
            <text:p>B99</text:p>
          </table:table-cell>
          <table:table-cell table:formula="of:=[.B1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16]&amp;&quot;','&quot;&amp;[.E16]&amp;&quot;');&quot;" office:value-type="string" office:string-value="INSERT INTO wcategory (cat_code,cat_name) VALUES ('B99','Other');" calcext:value-type="string">
            <text:p>INSERT INTO wcategory (cat_code,cat_name) VALUES ('B99','Other');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Medical/Health</text:p>
          </table:table-cell>
          <table:table-cell table:style-name="ce60"/>
          <table:table-cell table:formula="of:=IF(ISTEXT([.A17]); CONCATENATE([.A17];TEXT(&quot;0&quot;;&quot;00&quot;)); CONCATENATE(&quot;A&quot;;TEXT([.A17];&quot;00&quot;)))" office:value-type="string" office:string-value="C00" calcext:value-type="string">
            <text:p>C00</text:p>
          </table:table-cell>
          <table:table-cell table:formula="of:=[.B17]" office:value-type="string" office:string-value="Medical/Health" calcext:value-type="string">
            <text:p>Medical/Health</text:p>
          </table:table-cell>
          <table:table-cell/>
          <table:table-cell table:formula="of:=&quot;INSERT INTO wcategory (cat_code,cat_name) VALUES ('&quot;&amp;[.D17]&amp;&quot;','&quot;&amp;[.E17]&amp;&quot;');&quot;" office:value-type="string" office:string-value="INSERT INTO wcategory (cat_code,cat_name) VALUES ('C00','Medical/Health');" calcext:value-type="string">
            <text:p>INSERT INTO wcategory (cat_code,cat_name) VALUES ('C00','Medical/Health');</text:p>
          </table:table-cell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01</text:p>
          </table:table-cell>
          <table:table-cell table:style-name="ce21" office:value-type="string" calcext:value-type="string">
            <text:p>Insurance</text:p>
          </table:table-cell>
          <table:table-cell table:style-name="ce60"/>
          <table:table-cell table:formula="of:=IF(ISTEXT([.A18]); CONCATENATE([.A18];TEXT(&quot;0&quot;;&quot;00&quot;)); CONCATENATE(&quot;C&quot;;TEXT([.A18];&quot;00&quot;)))" office:value-type="string" office:string-value="C01" calcext:value-type="string">
            <text:p>C01</text:p>
          </table:table-cell>
          <table:table-cell table:formula="of:=[.B18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8]&amp;&quot;','&quot;&amp;[.E18]&amp;&quot;');&quot;" office:value-type="string" office:string-value="INSERT INTO wcategory (cat_code,cat_name) VALUES ('C01','Insurance');" calcext:value-type="string">
            <text:p>INSERT INTO wcategory (cat_code,cat_name) VALUES ('C01','Insurance');</text:p>
          </table:table-cell>
          <table:table-cell table:number-columns-repeated="1017"/>
        </table:table-row>
        <table:table-row table:style-name="ro1">
          <table:table-cell table:style-name="ce39" office:value-type="float" office:value="2" calcext:value-type="float">
            <text:p>02</text:p>
          </table:table-cell>
          <table:table-cell table:style-name="ce51" office:value-type="string" calcext:value-type="string">
            <text:p>Medical Service</text:p>
          </table:table-cell>
          <table:table-cell table:style-name="ce60"/>
          <table:table-cell table:formula="of:=IF(ISTEXT([.A19]); CONCATENATE([.A19];TEXT(&quot;0&quot;;&quot;00&quot;)); CONCATENATE(&quot;C&quot;;TEXT([.A19];&quot;00&quot;)))" office:value-type="string" office:string-value="C02" calcext:value-type="string">
            <text:p>C02</text:p>
          </table:table-cell>
          <table:table-cell table:formula="of:=[.B19]" office:value-type="string" office:string-value="Medical Service" calcext:value-type="string">
            <text:p>Medical Service</text:p>
          </table:table-cell>
          <table:table-cell/>
          <table:table-cell table:formula="of:=&quot;INSERT INTO wcategory (cat_code,cat_name) VALUES ('&quot;&amp;[.D19]&amp;&quot;','&quot;&amp;[.E19]&amp;&quot;');&quot;" office:value-type="string" office:string-value="INSERT INTO wcategory (cat_code,cat_name) VALUES ('C02','Medical Service');" calcext:value-type="string">
            <text:p>INSERT INTO wcategory (cat_code,cat_name) VALUES ('C02','Medical Service');</text:p>
          </table:table-cell>
          <table:table-cell table:number-columns-repeated="1017"/>
        </table:table-row>
        <table:table-row table:style-name="ro1">
          <table:table-cell table:style-name="ce39" office:value-type="float" office:value="3" calcext:value-type="float">
            <text:p>03</text:p>
          </table:table-cell>
          <table:table-cell table:style-name="ce51" office:value-type="string" calcext:value-type="string">
            <text:p>Medicine/Drugs</text:p>
          </table:table-cell>
          <table:table-cell table:style-name="ce60"/>
          <table:table-cell table:formula="of:=IF(ISTEXT([.A20]); CONCATENATE([.A20];TEXT(&quot;0&quot;;&quot;00&quot;)); CONCATENATE(&quot;C&quot;;TEXT([.A20];&quot;00&quot;)))" office:value-type="string" office:string-value="C03" calcext:value-type="string">
            <text:p>C03</text:p>
          </table:table-cell>
          <table:table-cell table:formula="of:=[.B20]" office:value-type="string" office:string-value="Medicine/Drugs" calcext:value-type="string">
            <text:p>Medicine/Drugs</text:p>
          </table:table-cell>
          <table:table-cell/>
          <table:table-cell table:formula="of:=&quot;INSERT INTO wcategory (cat_code,cat_name) VALUES ('&quot;&amp;[.D20]&amp;&quot;','&quot;&amp;[.E20]&amp;&quot;');&quot;" office:value-type="string" office:string-value="INSERT INTO wcategory (cat_code,cat_name) VALUES ('C03','Medicine/Drugs');" calcext:value-type="string">
            <text:p>INSERT INTO wcategory (cat_code,cat_name) VALUES ('C03','Medicine/Drugs');</text:p>
          </table:table-cell>
          <table:table-cell table:number-columns-repeated="1017"/>
        </table:table-row>
        <table:table-row table:style-name="ro1">
          <table:table-cell table:style-name="ce39" office:value-type="float" office:value="4" calcext:value-type="float">
            <text:p>04</text:p>
          </table:table-cell>
          <table:table-cell table:style-name="ce51" office:value-type="string" calcext:value-type="string">
            <text:p>Health Club</text:p>
          </table:table-cell>
          <table:table-cell table:style-name="ce60"/>
          <table:table-cell table:formula="of:=IF(ISTEXT([.A21]); CONCATENATE([.A21];TEXT(&quot;0&quot;;&quot;00&quot;)); CONCATENATE(&quot;C&quot;;TEXT([.A21];&quot;00&quot;)))" office:value-type="string" office:string-value="C04" calcext:value-type="string">
            <text:p>C04</text:p>
          </table:table-cell>
          <table:table-cell table:formula="of:=[.B21]" office:value-type="string" office:string-value="Health Club" calcext:value-type="string">
            <text:p>Health Club</text:p>
          </table:table-cell>
          <table:table-cell/>
          <table:table-cell table:formula="of:=&quot;INSERT INTO wcategory (cat_code,cat_name) VALUES ('&quot;&amp;[.D21]&amp;&quot;','&quot;&amp;[.E21]&amp;&quot;');&quot;" office:value-type="string" office:string-value="INSERT INTO wcategory (cat_code,cat_name) VALUES ('C04','Health Club');" calcext:value-type="string">
            <text:p>INSERT INTO wcategory (cat_code,cat_name) VALUES ('C04','Health Club');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99</text:p>
          </table:table-cell>
          <table:table-cell table:style-name="ce53" office:value-type="string" calcext:value-type="string">
            <text:p>Other</text:p>
          </table:table-cell>
          <table:table-cell table:style-name="ce60"/>
          <table:table-cell table:formula="of:=IF(ISTEXT([.A22]); CONCATENATE([.A22];TEXT(&quot;0&quot;;&quot;00&quot;)); CONCATENATE(&quot;C&quot;;TEXT([.A22];&quot;00&quot;)))" office:value-type="string" office:string-value="C99" calcext:value-type="string">
            <text:p>C99</text:p>
          </table:table-cell>
          <table:table-cell table:formula="of:=[.B22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22]&amp;&quot;','&quot;&amp;[.E22]&amp;&quot;');&quot;" office:value-type="string" office:string-value="INSERT INTO wcategory (cat_code,cat_name) VALUES ('C99','Other');" calcext:value-type="string">
            <text:p>INSERT INTO wcategory (cat_code,cat_name) VALUES ('C99','Other');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D</text:p>
          </table:table-cell>
          <table:table-cell table:style-name="ce54" office:value-type="string" calcext:value-type="string">
            <text:p>Daily Living</text:p>
          </table:table-cell>
          <table:table-cell table:style-name="ce60"/>
          <table:table-cell table:formula="of:=IF(ISTEXT([.A23]); CONCATENATE([.A23];TEXT(&quot;0&quot;;&quot;00&quot;)); CONCATENATE(&quot;A&quot;;TEXT([.A23];&quot;00&quot;)))" office:value-type="string" office:string-value="D00" calcext:value-type="string">
            <text:p>D00</text:p>
          </table:table-cell>
          <table:table-cell table:formula="of:=[.B23]" office:value-type="string" office:string-value="Daily Living" calcext:value-type="string">
            <text:p>Daily Living</text:p>
          </table:table-cell>
          <table:table-cell/>
          <table:table-cell table:formula="of:=&quot;INSERT INTO wcategory (cat_code,cat_name) VALUES ('&quot;&amp;[.D23]&amp;&quot;','&quot;&amp;[.E23]&amp;&quot;');&quot;" office:value-type="string" office:string-value="INSERT INTO wcategory (cat_code,cat_name) VALUES ('D00','Daily Living');" calcext:value-type="string">
            <text:p>INSERT INTO wcategory (cat_code,cat_name) VALUES ('D00','Daily Living');</text:p>
          </table:table-cell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01</text:p>
          </table:table-cell>
          <table:table-cell table:style-name="ce21" office:value-type="string" calcext:value-type="string">
            <text:p>Groceries</text:p>
          </table:table-cell>
          <table:table-cell table:style-name="ce60"/>
          <table:table-cell table:formula="of:=IF(ISTEXT([.A24]); CONCATENATE([.A24];TEXT(&quot;0&quot;;&quot;00&quot;)); CONCATENATE(&quot;D&quot;;TEXT([.A24];&quot;00&quot;)))" office:value-type="string" office:string-value="D01" calcext:value-type="string">
            <text:p>D01</text:p>
          </table:table-cell>
          <table:table-cell table:formula="of:=[.B24]" office:value-type="string" office:string-value="Groceries" calcext:value-type="string">
            <text:p>Groceries</text:p>
          </table:table-cell>
          <table:table-cell/>
          <table:table-cell table:formula="of:=&quot;INSERT INTO wcategory (cat_code,cat_name) VALUES ('&quot;&amp;[.D24]&amp;&quot;','&quot;&amp;[.E24]&amp;&quot;');&quot;" office:value-type="string" office:string-value="INSERT INTO wcategory (cat_code,cat_name) VALUES ('D01','Groceries');" calcext:value-type="string">
            <text:p>INSERT INTO wcategory (cat_code,cat_name) VALUES ('D01','Groceries');</text:p>
          </table:table-cell>
          <table:table-cell table:number-columns-repeated="1017"/>
        </table:table-row>
        <table:table-row table:style-name="ro1">
          <table:table-cell table:style-name="ce39" office:value-type="float" office:value="2" calcext:value-type="float">
            <text:p>02</text:p>
          </table:table-cell>
          <table:table-cell table:style-name="ce51" office:value-type="string" calcext:value-type="string">
            <text:p>Alcohol</text:p>
          </table:table-cell>
          <table:table-cell table:style-name="ce60"/>
          <table:table-cell table:formula="of:=IF(ISTEXT([.A25]); CONCATENATE([.A25];TEXT(&quot;0&quot;;&quot;00&quot;)); CONCATENATE(&quot;D&quot;;TEXT([.A25];&quot;00&quot;)))" office:value-type="string" office:string-value="D02" calcext:value-type="string">
            <text:p>D02</text:p>
          </table:table-cell>
          <table:table-cell table:formula="of:=[.B25]" office:value-type="string" office:string-value="Alcohol" calcext:value-type="string">
            <text:p>Alcohol</text:p>
          </table:table-cell>
          <table:table-cell/>
          <table:table-cell table:formula="of:=&quot;INSERT INTO wcategory (cat_code,cat_name) VALUES ('&quot;&amp;[.D25]&amp;&quot;','&quot;&amp;[.E25]&amp;&quot;');&quot;" office:value-type="string" office:string-value="INSERT INTO wcategory (cat_code,cat_name) VALUES ('D02','Alcohol');" calcext:value-type="string">
            <text:p>INSERT INTO wcategory (cat_code,cat_name) VALUES ('D02','Alcohol');</text:p>
          </table:table-cell>
          <table:table-cell table:number-columns-repeated="1017"/>
        </table:table-row>
        <table:table-row table:style-name="ro1">
          <table:table-cell table:style-name="ce39" office:value-type="float" office:value="3" calcext:value-type="float">
            <text:p>03</text:p>
          </table:table-cell>
          <table:table-cell table:style-name="ce51" office:value-type="string" calcext:value-type="string">
            <text:p>Clothing</text:p>
          </table:table-cell>
          <table:table-cell table:style-name="ce60"/>
          <table:table-cell table:formula="of:=IF(ISTEXT([.A26]); CONCATENATE([.A26];TEXT(&quot;0&quot;;&quot;00&quot;)); CONCATENATE(&quot;D&quot;;TEXT([.A26];&quot;00&quot;)))" office:value-type="string" office:string-value="D03" calcext:value-type="string">
            <text:p>D03</text:p>
          </table:table-cell>
          <table:table-cell table:formula="of:=[.B26]" office:value-type="string" office:string-value="Clothing" calcext:value-type="string">
            <text:p>Clothing</text:p>
          </table:table-cell>
          <table:table-cell/>
          <table:table-cell table:formula="of:=&quot;INSERT INTO wcategory (cat_code,cat_name) VALUES ('&quot;&amp;[.D26]&amp;&quot;','&quot;&amp;[.E26]&amp;&quot;');&quot;" office:value-type="string" office:string-value="INSERT INTO wcategory (cat_code,cat_name) VALUES ('D03','Clothing');" calcext:value-type="string">
            <text:p>INSERT INTO wcategory (cat_code,cat_name) VALUES ('D03','Clothing');</text:p>
          </table:table-cell>
          <table:table-cell table:number-columns-repeated="1017"/>
        </table:table-row>
        <table:table-row table:style-name="ro1">
          <table:table-cell table:style-name="ce39" office:value-type="float" office:value="4" calcext:value-type="float">
            <text:p>04</text:p>
          </table:table-cell>
          <table:table-cell table:style-name="ce51" office:value-type="string" calcext:value-type="string">
            <text:p>shoes</text:p>
          </table:table-cell>
          <table:table-cell table:style-name="ce60"/>
          <table:table-cell table:formula="of:=IF(ISTEXT([.A27]); CONCATENATE([.A27];TEXT(&quot;0&quot;;&quot;00&quot;)); CONCATENATE(&quot;D&quot;;TEXT([.A27];&quot;00&quot;)))" office:value-type="string" office:string-value="D04" calcext:value-type="string">
            <text:p>D04</text:p>
          </table:table-cell>
          <table:table-cell table:formula="of:=[.B27]" office:value-type="string" office:string-value="shoes" calcext:value-type="string">
            <text:p>shoes</text:p>
          </table:table-cell>
          <table:table-cell/>
          <table:table-cell table:formula="of:=&quot;INSERT INTO wcategory (cat_code,cat_name) VALUES ('&quot;&amp;[.D27]&amp;&quot;','&quot;&amp;[.E27]&amp;&quot;');&quot;" office:value-type="string" office:string-value="INSERT INTO wcategory (cat_code,cat_name) VALUES ('D04','shoes');" calcext:value-type="string">
            <text:p>INSERT INTO wcategory (cat_code,cat_name) VALUES ('D04','shoes');</text:p>
          </table:table-cell>
          <table:table-cell table:number-columns-repeated="1017"/>
        </table:table-row>
        <table:table-row table:style-name="ro1">
          <table:table-cell table:style-name="ce39" office:value-type="float" office:value="5" calcext:value-type="float">
            <text:p>05</text:p>
          </table:table-cell>
          <table:table-cell table:style-name="ce51" office:value-type="string" calcext:value-type="string">
            <text:p>Education/Lessons</text:p>
          </table:table-cell>
          <table:table-cell table:style-name="ce60"/>
          <table:table-cell table:formula="of:=IF(ISTEXT([.A28]); CONCATENATE([.A28];TEXT(&quot;0&quot;;&quot;00&quot;)); CONCATENATE(&quot;D&quot;;TEXT([.A28];&quot;00&quot;)))" office:value-type="string" office:string-value="D05" calcext:value-type="string">
            <text:p>D05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/>
          <table:table-cell table:formula="of:=&quot;INSERT INTO wcategory (cat_code,cat_name) VALUES ('&quot;&amp;[.D28]&amp;&quot;','&quot;&amp;[.E28]&amp;&quot;');&quot;" office:value-type="string" office:string-value="INSERT INTO wcategory (cat_code,cat_name) VALUES ('D05','Education/Lessons');" calcext:value-type="string">
            <text:p>INSERT INTO wcategory (cat_code,cat_name) VALUES ('D05','Education/Lessons');</text:p>
          </table:table-cell>
          <table:table-cell table:number-columns-repeated="1017"/>
        </table:table-row>
        <table:table-row table:style-name="ro1">
          <table:table-cell table:style-name="ce39" office:value-type="float" office:value="6" calcext:value-type="float">
            <text:p>06</text:p>
          </table:table-cell>
          <table:table-cell table:style-name="ce51" office:value-type="string" calcext:value-type="string">
            <text:p>Dining/Eating Out</text:p>
          </table:table-cell>
          <table:table-cell table:style-name="ce60"/>
          <table:table-cell table:formula="of:=IF(ISTEXT([.A29]); CONCATENATE([.A29];TEXT(&quot;0&quot;;&quot;00&quot;)); CONCATENATE(&quot;D&quot;;TEXT([.A29];&quot;00&quot;)))" office:value-type="string" office:string-value="D06" calcext:value-type="string">
            <text:p>D06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/>
          <table:table-cell table:formula="of:=&quot;INSERT INTO wcategory (cat_code,cat_name) VALUES ('&quot;&amp;[.D29]&amp;&quot;','&quot;&amp;[.E29]&amp;&quot;');&quot;" office:value-type="string" office:string-value="INSERT INTO wcategory (cat_code,cat_name) VALUES ('D06','Dining/Eating Out');" calcext:value-type="string">
            <text:p>INSERT INTO wcategory (cat_code,cat_name) VALUES ('D06','Dining/Eating Out');</text:p>
          </table:table-cell>
          <table:table-cell table:number-columns-repeated="1017"/>
        </table:table-row>
        <table:table-row table:style-name="ro1">
          <table:table-cell table:style-name="ce39" office:value-type="float" office:value="7" calcext:value-type="float">
            <text:p>07</text:p>
          </table:table-cell>
          <table:table-cell table:style-name="ce51" office:value-type="string" calcext:value-type="string">
            <text:p>Office Supplies</text:p>
          </table:table-cell>
          <table:table-cell table:style-name="ce60"/>
          <table:table-cell table:formula="of:=IF(ISTEXT([.A30]); CONCATENATE([.A30];TEXT(&quot;0&quot;;&quot;00&quot;)); CONCATENATE(&quot;D&quot;;TEXT([.A30];&quot;00&quot;)))" office:value-type="string" office:string-value="D07" calcext:value-type="string">
            <text:p>D07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/>
          <table:table-cell table:formula="of:=&quot;INSERT INTO wcategory (cat_code,cat_name) VALUES ('&quot;&amp;[.D30]&amp;&quot;','&quot;&amp;[.E30]&amp;&quot;');&quot;" office:value-type="string" office:string-value="INSERT INTO wcategory (cat_code,cat_name) VALUES ('D07','Office Supplies');" calcext:value-type="string">
            <text:p>INSERT INTO wcategory (cat_code,cat_name) VALUES ('D07','Office Supplies');</text:p>
          </table:table-cell>
          <table:table-cell table:number-columns-repeated="1017"/>
        </table:table-row>
        <table:table-row table:style-name="ro1">
          <table:table-cell table:style-name="ce39" office:value-type="float" office:value="8" calcext:value-type="float">
            <text:p>08</text:p>
          </table:table-cell>
          <table:table-cell table:style-name="ce51" office:value-type="string" calcext:value-type="string">
            <text:p>Gifts</text:p>
          </table:table-cell>
          <table:table-cell table:style-name="ce60"/>
          <table:table-cell table:formula="of:=IF(ISTEXT([.A31]); CONCATENATE([.A31];TEXT(&quot;0&quot;;&quot;00&quot;)); CONCATENATE(&quot;D&quot;;TEXT([.A31];&quot;00&quot;)))" office:value-type="string" office:string-value="D08" calcext:value-type="string">
            <text:p>D08</text:p>
          </table:table-cell>
          <table:table-cell table:formula="of:=[.B31]" office:value-type="string" office:string-value="Gifts" calcext:value-type="string">
            <text:p>Gifts</text:p>
          </table:table-cell>
          <table:table-cell/>
          <table:table-cell table:formula="of:=&quot;INSERT INTO wcategory (cat_code,cat_name) VALUES ('&quot;&amp;[.D31]&amp;&quot;','&quot;&amp;[.E31]&amp;&quot;');&quot;" office:value-type="string" office:string-value="INSERT INTO wcategory (cat_code,cat_name) VALUES ('D08','Gifts');" calcext:value-type="string">
            <text:p>INSERT INTO wcategory (cat_code,cat_name) VALUES ('D08','Gifts');</text:p>
          </table:table-cell>
          <table:table-cell table:number-columns-repeated="1017"/>
        </table:table-row>
        <table:table-row table:style-name="ro1">
          <table:table-cell table:style-name="ce39" office:value-type="float" office:value="9" calcext:value-type="float">
            <text:p>09</text:p>
          </table:table-cell>
          <table:table-cell table:style-name="ce51" office:value-type="string" calcext:value-type="string">
            <text:p>Bank Fee</text:p>
          </table:table-cell>
          <table:table-cell table:style-name="ce60"/>
          <table:table-cell table:formula="of:=IF(ISTEXT([.A32]); CONCATENATE([.A32];TEXT(&quot;0&quot;;&quot;00&quot;)); CONCATENATE(&quot;D&quot;;TEXT([.A32];&quot;00&quot;)))" office:value-type="string" office:string-value="D09" calcext:value-type="string">
            <text:p>D09</text:p>
          </table:table-cell>
          <table:table-cell table:formula="of:=[.B32]" office:value-type="string" office:string-value="Bank Fee" calcext:value-type="string">
            <text:p>Bank Fee</text:p>
          </table:table-cell>
          <table:table-cell/>
          <table:table-cell table:formula="of:=&quot;INSERT INTO wcategory (cat_code,cat_name) VALUES ('&quot;&amp;[.D32]&amp;&quot;','&quot;&amp;[.E32]&amp;&quot;');&quot;" office:value-type="string" office:string-value="INSERT INTO wcategory (cat_code,cat_name) VALUES ('D09','Bank Fee');" calcext:value-type="string">
            <text:p>INSERT INTO wcategory (cat_code,cat_name) VALUES ('D09','Bank Fee');</text:p>
          </table:table-cell>
          <table:table-cell table:number-columns-repeated="1017"/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51" office:value-type="string" calcext:value-type="string">
            <text:p>License Fee</text:p>
          </table:table-cell>
          <table:table-cell table:style-name="ce60"/>
          <table:table-cell table:formula="of:=IF(ISTEXT([.A33]); CONCATENATE([.A33];TEXT(&quot;0&quot;;&quot;00&quot;)); CONCATENATE(&quot;D&quot;;TEXT([.A33];&quot;00&quot;)))" office:value-type="string" office:string-value="D10" calcext:value-type="string">
            <text:p>D10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/>
          <table:table-cell table:formula="of:=&quot;INSERT INTO wcategory (cat_code,cat_name) VALUES ('&quot;&amp;[.D33]&amp;&quot;','&quot;&amp;[.E33]&amp;&quot;');&quot;" office:value-type="string" office:string-value="INSERT INTO wcategory (cat_code,cat_name) VALUES ('D10','License Fee');" calcext:value-type="string">
            <text:p>INSERT INTO wcategory (cat_code,cat_name) VALUES ('D10','License Fee');</text:p>
          </table:table-cell>
          <table:table-cell table:number-columns-repeated="1017"/>
        </table:table-row>
        <table:table-row table:style-name="ro1">
          <table:table-cell table:style-name="ce39" office:value-type="float" office:value="11" calcext:value-type="float">
            <text:p>11</text:p>
          </table:table-cell>
          <table:table-cell table:style-name="ce51" office:value-type="string" calcext:value-type="string">
            <text:p>Annual Fee</text:p>
          </table:table-cell>
          <table:table-cell table:style-name="ce60"/>
          <table:table-cell table:formula="of:=IF(ISTEXT([.A34]); CONCATENATE([.A34];TEXT(&quot;0&quot;;&quot;00&quot;)); CONCATENATE(&quot;D&quot;;TEXT([.A34];&quot;00&quot;)))" office:value-type="string" office:string-value="D11" calcext:value-type="string">
            <text:p>D11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/>
          <table:table-cell table:formula="of:=&quot;INSERT INTO wcategory (cat_code,cat_name) VALUES ('&quot;&amp;[.D34]&amp;&quot;','&quot;&amp;[.E34]&amp;&quot;');&quot;" office:value-type="string" office:string-value="INSERT INTO wcategory (cat_code,cat_name) VALUES ('D11','Annual Fee');" calcext:value-type="string">
            <text:p>INSERT INTO wcategory (cat_code,cat_name) VALUES ('D11','Annual Fee');</text:p>
          </table:table-cell>
          <table:table-cell table:number-columns-repeated="1017"/>
        </table:table-row>
        <table:table-row table:style-name="ro1">
          <table:table-cell table:style-name="ce39" office:value-type="float" office:value="12" calcext:value-type="float">
            <text:p>12</text:p>
          </table:table-cell>
          <table:table-cell table:style-name="ce51" office:value-type="string" calcext:value-type="string">
            <text:p>Mobile Phone Fee</text:p>
          </table:table-cell>
          <table:table-cell table:style-name="ce60"/>
          <table:table-cell table:formula="of:=IF(ISTEXT([.A35]); CONCATENATE([.A35];TEXT(&quot;0&quot;;&quot;00&quot;)); CONCATENATE(&quot;D&quot;;TEXT([.A35];&quot;00&quot;)))" office:value-type="string" office:string-value="D12" calcext:value-type="string">
            <text:p>D12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/>
          <table:table-cell table:formula="of:=&quot;INSERT INTO wcategory (cat_code,cat_name) VALUES ('&quot;&amp;[.D35]&amp;&quot;','&quot;&amp;[.E35]&amp;&quot;');&quot;" office:value-type="string" office:string-value="INSERT INTO wcategory (cat_code,cat_name) VALUES ('D12','Mobile Phone Fee');" calcext:value-type="string">
            <text:p>INSERT INTO wcategory (cat_code,cat_name) VALUES ('D12','Mobile Phone Fee');</text:p>
          </table:table-cell>
          <table:table-cell table:number-columns-repeated="1017"/>
        </table:table-row>
        <table:table-row table:style-name="ro1">
          <table:table-cell table:style-name="ce39" office:value-type="float" office:value="13" calcext:value-type="float">
            <text:p>13</text:p>
          </table:table-cell>
          <table:table-cell table:style-name="ce51" office:value-type="string" calcext:value-type="string">
            <text:p>Withdraw Cash</text:p>
          </table:table-cell>
          <table:table-cell table:style-name="ce60"/>
          <table:table-cell table:formula="of:=IF(ISTEXT([.A36]); CONCATENATE([.A36];TEXT(&quot;0&quot;;&quot;00&quot;)); CONCATENATE(&quot;D&quot;;TEXT([.A36];&quot;00&quot;)))" office:value-type="string" office:string-value="D13" calcext:value-type="string">
            <text:p>D13</text:p>
          </table:table-cell>
          <table:table-cell table:formula="of:=[.B36]" office:value-type="string" office:string-value="Withdraw Cash" calcext:value-type="string">
            <text:p>Withdraw Cash</text:p>
          </table:table-cell>
          <table:table-cell/>
          <table:table-cell table:formula="of:=&quot;INSERT INTO wcategory (cat_code,cat_name) VALUES ('&quot;&amp;[.D36]&amp;&quot;','&quot;&amp;[.E36]&amp;&quot;');&quot;" office:value-type="string" office:string-value="INSERT INTO wcategory (cat_code,cat_name) VALUES ('D13','Withdraw Cash');" calcext:value-type="string">
            <text:p>INSERT INTO wcategory (cat_code,cat_name) VALUES ('D13','Withdraw Cash');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99</text:p>
          </table:table-cell>
          <table:table-cell table:style-name="ce53" office:value-type="string" calcext:value-type="string">
            <text:p>Other</text:p>
          </table:table-cell>
          <table:table-cell table:style-name="ce60"/>
          <table:table-cell table:formula="of:=IF(ISTEXT([.A37]); CONCATENATE([.A37];TEXT(&quot;0&quot;;&quot;00&quot;)); CONCATENATE(&quot;D&quot;;TEXT([.A37];&quot;00&quot;)))" office:value-type="string" office:string-value="D99" calcext:value-type="string">
            <text:p>D99</text:p>
          </table:table-cell>
          <table:table-cell table:formula="of:=[.B3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37]&amp;&quot;','&quot;&amp;[.E37]&amp;&quot;');&quot;" office:value-type="string" office:string-value="INSERT INTO wcategory (cat_code,cat_name) VALUES ('D99','Other');" calcext:value-type="string">
            <text:p>INSERT INTO wcategory (cat_code,cat_name) VALUES ('D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E</text:p>
          </table:table-cell>
          <table:table-cell table:style-name="ce55" office:value-type="string" calcext:value-type="string">
            <text:p>Entertainment</text:p>
          </table:table-cell>
          <table:table-cell table:style-name="ce60"/>
          <table:table-cell table:formula="of:=IF(ISTEXT([.A38]); CONCATENATE([.A38];TEXT(&quot;0&quot;;&quot;00&quot;)); CONCATENATE(&quot;A&quot;;TEXT([.A38];&quot;00&quot;)))" office:value-type="string" office:string-value="E00" calcext:value-type="string">
            <text:p>E00</text:p>
          </table:table-cell>
          <table:table-cell table:formula="of:=[.B38]" office:value-type="string" office:string-value="Entertainment" calcext:value-type="string">
            <text:p>Entertainment</text:p>
          </table:table-cell>
          <table:table-cell/>
          <table:table-cell table:formula="of:=&quot;INSERT INTO wcategory (cat_code,cat_name) VALUES ('&quot;&amp;[.D38]&amp;&quot;','&quot;&amp;[.E38]&amp;&quot;');&quot;" office:value-type="string" office:string-value="INSERT INTO wcategory (cat_code,cat_name) VALUES ('E00','Entertainment');" calcext:value-type="string">
            <text:p>INSERT INTO wcategory (cat_code,cat_name) VALUES ('E00','Entertainment');</text:p>
          </table:table-cell>
          <table:table-cell table:number-columns-repeated="1017"/>
        </table:table-row>
        <table:table-row table:style-name="ro1">
          <table:table-cell table:style-name="ce43" office:value-type="float" office:value="1" calcext:value-type="float">
            <text:p>01</text:p>
          </table:table-cell>
          <table:table-cell table:style-name="ce52" office:value-type="string" calcext:value-type="string">
            <text:p>Travel/Vacation</text:p>
          </table:table-cell>
          <table:table-cell table:style-name="ce60"/>
          <table:table-cell table:formula="of:=IF(ISTEXT([.A39]); CONCATENATE([.A39];TEXT(&quot;0&quot;;&quot;00&quot;)); CONCATENATE(&quot;E&quot;;TEXT([.A39];&quot;00&quot;)))" office:value-type="string" office:string-value="E01" calcext:value-type="string">
            <text:p>E01</text:p>
          </table:table-cell>
          <table:table-cell table:formula="of:=[.B39]" office:value-type="string" office:string-value="Travel/Vacation" calcext:value-type="string">
            <text:p>Travel/Vacation</text:p>
          </table:table-cell>
          <table:table-cell/>
          <table:table-cell table:formula="of:=&quot;INSERT INTO wcategory (cat_code,cat_name) VALUES ('&quot;&amp;[.D39]&amp;&quot;','&quot;&amp;[.E39]&amp;&quot;');&quot;" office:value-type="string" office:string-value="INSERT INTO wcategory (cat_code,cat_name) VALUES ('E01','Travel/Vacation');" calcext:value-type="string">
            <text:p>INSERT INTO wcategory (cat_code,cat_name) VALUES ('E01','Travel/Vacation');</text:p>
          </table:table-cell>
          <table:table-cell table:number-columns-repeated="1017"/>
        </table:table-row>
        <table:table-row table:style-name="ro1">
          <table:table-cell table:style-name="ce44" office:value-type="float" office:value="2" calcext:value-type="float">
            <text:p>02</text:p>
          </table:table-cell>
          <table:table-cell table:style-name="ce52" office:value-type="string" calcext:value-type="string">
            <text:p>Movies</text:p>
          </table:table-cell>
          <table:table-cell table:style-name="ce60"/>
          <table:table-cell table:formula="of:=IF(ISTEXT([.A40]); CONCATENATE([.A40];TEXT(&quot;0&quot;;&quot;00&quot;)); CONCATENATE(&quot;E&quot;;TEXT([.A40];&quot;00&quot;)))" office:value-type="string" office:string-value="E02" calcext:value-type="string">
            <text:p>E02</text:p>
          </table:table-cell>
          <table:table-cell table:formula="of:=[.B40]" office:value-type="string" office:string-value="Movies" calcext:value-type="string">
            <text:p>Movies</text:p>
          </table:table-cell>
          <table:table-cell/>
          <table:table-cell table:formula="of:=&quot;INSERT INTO wcategory (cat_code,cat_name) VALUES ('&quot;&amp;[.D40]&amp;&quot;','&quot;&amp;[.E40]&amp;&quot;');&quot;" office:value-type="string" office:string-value="INSERT INTO wcategory (cat_code,cat_name) VALUES ('E02','Movies');" calcext:value-type="string">
            <text:p>INSERT INTO wcategory (cat_code,cat_name) VALUES ('E02','Movies');</text:p>
          </table:table-cell>
          <table:table-cell table:number-columns-repeated="1017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49" office:value-type="string" calcext:value-type="string">
            <text:p>Other</text:p>
          </table:table-cell>
          <table:table-cell table:style-name="ce60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1]&amp;&quot;','&quot;&amp;[.E41]&amp;&quot;');&quot;" office:value-type="string" office:string-value="INSERT INTO wcategory (cat_code,cat_name) VALUES ('E99','Other');" calcext:value-type="string">
            <text:p>INSERT INTO wcategory (cat_code,cat_name) VALUES ('E99','Other');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F</text:p>
          </table:table-cell>
          <table:table-cell table:style-name="ce54" office:value-type="string" calcext:value-type="string">
            <text:p>Debt</text:p>
          </table:table-cell>
          <table:table-cell table:style-name="ce60"/>
          <table:table-cell table:formula="of:=IF(ISTEXT([.A42]); CONCATENATE([.A42];TEXT(&quot;0&quot;;&quot;00&quot;)); CONCATENATE(&quot;A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Debt" calcext:value-type="string">
            <text:p>Debt</text:p>
          </table:table-cell>
          <table:table-cell/>
          <table:table-cell table:formula="of:=&quot;INSERT INTO wcategory (cat_code,cat_name) VALUES ('&quot;&amp;[.D42]&amp;&quot;','&quot;&amp;[.E42]&amp;&quot;');&quot;" office:value-type="string" office:string-value="INSERT INTO wcategory (cat_code,cat_name) VALUES ('F00','Debt');" calcext:value-type="string">
            <text:p>INSERT INTO wcategory (cat_code,cat_name) VALUES ('F00','Debt');</text:p>
          </table:table-cell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01</text:p>
          </table:table-cell>
          <table:table-cell table:style-name="ce21" office:value-type="string" calcext:value-type="string">
            <text:p>Credit Card</text:p>
          </table:table-cell>
          <table:table-cell table:style-name="ce60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" calcext:value-type="string">
            <text:p>Credit Card</text:p>
          </table:table-cell>
          <table:table-cell/>
          <table:table-cell table:formula="of:=&quot;INSERT INTO wcategory (cat_code,cat_name) VALUES ('&quot;&amp;[.D43]&amp;&quot;','&quot;&amp;[.E43]&amp;&quot;');&quot;" office:value-type="string" office:string-value="INSERT INTO wcategory (cat_code,cat_name) VALUES ('F01','Credit Card');" calcext:value-type="string">
            <text:p>INSERT INTO wcategory (cat_code,cat_name) VALUES ('F01','Credit Card');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99</text:p>
          </table:table-cell>
          <table:table-cell table:style-name="ce53" office:value-type="string" calcext:value-type="string">
            <text:p>Other</text:p>
          </table:table-cell>
          <table:table-cell table:style-name="ce60"/>
          <table:table-cell table:formula="of:=IF(ISTEXT([.A44]); CONCATENATE([.A44];TEXT(&quot;0&quot;;&quot;00&quot;)); CONCATENATE(&quot;F&quot;;TEXT([.A44];&quot;00&quot;)))" office:value-type="string" office:string-value="F99" calcext:value-type="string">
            <text:p>F99</text:p>
          </table:table-cell>
          <table:table-cell table:formula="of:=[.B44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4]&amp;&quot;','&quot;&amp;[.E44]&amp;&quot;');&quot;" office:value-type="string" office:string-value="INSERT INTO wcategory (cat_code,cat_name) VALUES ('F99','Other');" calcext:value-type="string">
            <text:p>INSERT INTO wcategory (cat_code,cat_name) VALUES ('F99','Other');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G</text:p>
          </table:table-cell>
          <table:table-cell table:style-name="ce54" office:value-type="string" calcext:value-type="string">
            <text:p>Saving</text:p>
          </table:table-cell>
          <table:table-cell/>
          <table:table-cell table:formula="of:=IF(ISTEXT([.A45]); CONCATENATE([.A45];TEXT(&quot;0&quot;;&quot;00&quot;)); CONCATENATE(&quot;A&quot;;TEXT([.A45];&quot;00&quot;)))" office:value-type="string" office:string-value="G00" calcext:value-type="string">
            <text:p>G00</text:p>
          </table:table-cell>
          <table:table-cell table:formula="of:=[.B45]" office:value-type="string" office:string-value="Saving" calcext:value-type="string">
            <text:p>Saving</text:p>
          </table:table-cell>
          <table:table-cell/>
          <table:table-cell table:formula="of:=&quot;INSERT INTO wcategory (cat_code,cat_name) VALUES ('&quot;&amp;[.D45]&amp;&quot;','&quot;&amp;[.E45]&amp;&quot;');&quot;" office:value-type="string" office:string-value="INSERT INTO wcategory (cat_code,cat_name) VALUES ('G00','Saving');" calcext:value-type="string">
            <text:p>INSERT INTO wcategory (cat_code,cat_name) VALUES ('G00','Saving');</text:p>
          </table:table-cell>
          <table:table-cell table:number-columns-repeated="1017"/>
        </table:table-row>
        <table:table-row table:style-name="ro1">
          <table:table-cell table:style-name="ce46" office:value-type="float" office:value="1" calcext:value-type="float">
            <text:p>01</text:p>
          </table:table-cell>
          <table:table-cell table:style-name="ce56" office:value-type="string" calcext:value-type="string">
            <text:p>Fund Transfer to </text:p>
          </table:table-cell>
          <table:table-cell/>
          <table:table-cell table:formula="of:=IF(ISTEXT([.A46]); CONCATENATE([.A46];TEXT(&quot;0&quot;;&quot;00&quot;)); CONCATENATE(&quot;G&quot;;TEXT([.A46];&quot;00&quot;)))" office:value-type="string" office:string-value="G01" calcext:value-type="string">
            <text:p>G01</text:p>
          </table:table-cell>
          <table:table-cell table:formula="of:=[.B46]" office:value-type="string" office:string-value="Fund Transfer to " calcext:value-type="string">
            <text:p>Fund Transfer to </text:p>
          </table:table-cell>
          <table:table-cell/>
          <table:table-cell table:formula="of:=&quot;INSERT INTO wcategory (cat_code,cat_name) VALUES ('&quot;&amp;[.D46]&amp;&quot;','&quot;&amp;[.E46]&amp;&quot;');&quot;" office:value-type="string" office:string-value="INSERT INTO wcategory (cat_code,cat_name) VALUES ('G01','Fund Transfer to ');" calcext:value-type="string">
            <text:p>INSERT INTO wcategory (cat_code,cat_name) VALUES ('G01','Fund Transfer to ');</text:p>
          </table:table-cell>
          <table:table-cell table:number-columns-repeated="1017"/>
        </table:table-row>
        <table:table-row table:style-name="ro1">
          <table:table-cell table:style-name="ce47" office:value-type="float" office:value="2" calcext:value-type="float">
            <text:p>02</text:p>
          </table:table-cell>
          <table:table-cell table:style-name="ce57" office:value-type="string" calcext:value-type="string">
            <text:p>Fund Transfer from </text:p>
          </table:table-cell>
          <table:table-cell/>
          <table:table-cell office:value-type="string" calcext:value-type="string">
            <text:p>G02</text:p>
          </table:table-cell>
          <table:table-cell table:formula="of:=[.B47]" office:value-type="string" office:string-value="Fund Transfer from " calcext:value-type="string">
            <text:p>Fund Transfer from </text:p>
          </table:table-cell>
          <table:table-cell/>
          <table:table-cell table:formula="of:=&quot;INSERT INTO wcategory (cat_code,cat_name) VALUES ('&quot;&amp;[.D47]&amp;&quot;','&quot;&amp;[.E47]&amp;&quot;');&quot;" office:value-type="string" office:string-value="INSERT INTO wcategory (cat_code,cat_name) VALUES ('G02','Fund Transfer from ');" calcext:value-type="string">
            <text:p>INSERT INTO wcategory (cat_code,cat_name) VALUES ('G02','Fund Transfer from ');</text:p>
          </table:table-cell>
          <table:table-cell table:number-columns-repeated="1017"/>
        </table:table-row>
        <table:table-row table:style-name="ro1">
          <table:table-cell table:style-name="ce48" office:value-type="float" office:value="99" calcext:value-type="float">
            <text:p>99</text:p>
          </table:table-cell>
          <table:table-cell table:style-name="ce58" office:value-type="string" calcext:value-type="string">
            <text:p>Other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99" calcext:value-type="string">
            <text:p>G99</text:p>
          </table:table-cell>
          <table:table-cell table:formula="of:=[.B48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8]&amp;&quot;','&quot;&amp;[.E48]&amp;&quot;');&quot;" office:value-type="string" office:string-value="INSERT INTO wcategory (cat_code,cat_name) VALUES ('G99','Other');" calcext:value-type="string">
            <text:p>INSERT INTO wcategory (cat_code,cat_name) VALUES ('G99','Other');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>
            <text:p>H</text:p>
          </table:table-cell>
          <table:table-cell table:style-name="ce59" office:value-type="string" calcext:value-type="string">
            <text:p>Miscellaneous</text:p>
          </table:table-cell>
          <table:table-cell/>
          <table:table-cell table:formula="of:=IF(ISTEXT([.A49]); CONCATENATE([.A49];TEXT(&quot;0&quot;;&quot;00&quot;)); CONCATENATE(&quot;A&quot;;TEXT([.A49];&quot;00&quot;)))" office:value-type="string" office:string-value="H00" calcext:value-type="string">
            <text:p>H00</text:p>
          </table:table-cell>
          <table:table-cell table:formula="of:=[.B49]" office:value-type="string" office:string-value="Miscellaneous" calcext:value-type="string">
            <text:p>Miscellaneous</text:p>
          </table:table-cell>
          <table:table-cell/>
          <table:table-cell table:formula="of:=&quot;INSERT INTO wcategory (cat_code,cat_name) VALUES ('&quot;&amp;[.D49]&amp;&quot;','&quot;&amp;[.E49]&amp;&quot;');&quot;" office:value-type="string" office:string-value="INSERT INTO wcategory (cat_code,cat_name) VALUES ('H00','Miscellaneous');" calcext:value-type="string">
            <text:p>INSERT INTO wcategory (cat_code,cat_name) VALUES ('H00','Miscellaneous');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99</text:p>
          </table:table-cell>
          <table:table-cell table:style-name="ce53" office:value-type="string" calcext:value-type="string">
            <text:p>Other</text:p>
          </table:table-cell>
          <table:table-cell/>
          <table:table-cell table:formula="of:=IF(ISTEXT([.A50]); CONCATENATE([.A50];TEXT(&quot;0&quot;;&quot;00&quot;)); CONCATENATE(&quot;H&quot;;TEXT([.A50];&quot;00&quot;)))" office:value-type="string" office:string-value="H99" calcext:value-type="string">
            <text:p>H99</text:p>
          </table:table-cell>
          <table:table-cell table:formula="of:=[.B50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50]&amp;&quot;','&quot;&amp;[.E50]&amp;&quot;');&quot;" office:value-type="string" office:string-value="INSERT INTO wcategory (cat_code,cat_name) VALUES ('H99','Other');" calcext:value-type="string">
            <text:p>INSERT INTO wcategory (cat_code,cat_name) VALUES ('H99','Other');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y" table:style-name="ta1">
        <office:forms form:automatic-focus="false" form:apply-design-mode="false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9" table:default-cell-style-name="ce64"/>
        <table:table-column table:style-name="co14" table:default-cell-style-name="ce64"/>
        <table:table-column table:style-name="co15" table:default-cell-style-name="ce68"/>
        <table:table-column table:style-name="co8" table:number-columns-repeated="1011" table:default-cell-style-name="ce64"/>
        <table:table-row table:style-name="ro2">
          <table:table-cell table:style-name="ce62" office:value-type="string" calcext:value-type="string">
            <text:p>Code</text:p>
          </table:table-cell>
          <table:table-cell table:style-name="ce62" office:value-type="string" calcext:value-type="string">
            <text:p>Main Categories</text:p>
          </table:table-cell>
          <table:table-cell table:style-name="ce62" office:value-type="string" calcext:value-type="string">
            <text:p>Code</text:p>
          </table:table-cell>
          <table:table-cell table:style-name="ce62" office:value-type="string" calcext:value-type="string">
            <text:p>Sub Categories</text:p>
          </table:table-cell>
          <table:table-cell table:style-name="ce62" office:value-type="string" calcext:value-type="string">
            <text:p>Categories</text:p>
          </table:table-cell>
          <table:table-cell table:style-name="ce62" office:value-type="string" calcext:value-type="string">
            <text:p>Code</text:p>
          </table:table-cell>
          <table:table-cell/>
          <table:table-cell table:style-name="ce64"/>
          <table:table-cell table:number-columns-repeated="1011"/>
        </table:table-row>
        <table:table-row table:style-name="ro1"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Housing Expenses</text:p>
          </table:table-cell>
          <table:table-cell table:style-name="ce65" office:value-type="string" calcext:value-type="string">
            <text:p>A01</text:p>
          </table:table-cell>
          <table:table-cell table:style-name="ce65" office:value-type="string" calcext:value-type="string">
            <text:p>Mortgage</text:p>
          </table:table-cell>
          <table:table-cell table:style-name="ce65" table:content-validation-name="val1" table:formula="of:=COM.MICROSOFT.CONCAT(VLOOKUP(LEFT([.C2];1);[.$A$1:.$B$9];2;0);&quot; -- &quot;; [.D2])" office:value-type="string" office:string-value="Housing Expenses -- Mortgage" calcext:value-type="string">
            <text:p>Housing Expenses -- Mortgage</text:p>
          </table:table-cell>
          <table:table-cell table:style-name="ce66" table:formula="of:=[.C2]" office:value-type="string" office:string-value="A01" calcext:value-type="string">
            <text:p>A01</text:p>
          </table:table-cell>
          <table:table-cell/>
          <table:table-cell table:style-name="ce64"/>
          <table:table-cell table:number-columns-repeated="1011"/>
        </table:table-row>
        <table:table-row table:style-name="ro1"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Transportation</text:p>
          </table:table-cell>
          <table:table-cell table:style-name="ce65" office:value-type="string" calcext:value-type="string">
            <text:p>A02</text:p>
          </table:table-cell>
          <table:table-cell table:style-name="ce65" office:value-type="string" calcext:value-type="string">
            <text:p>Rent</text:p>
          </table:table-cell>
          <table:table-cell table:style-name="ce65" table:formula="of:=COM.MICROSOFT.CONCAT(VLOOKUP(LEFT([.C3];1);[.$A$1:.$B$9];2;0);&quot; -- &quot;; [.D3])" office:value-type="string" office:string-value="Housing Expenses -- Rent" calcext:value-type="string">
            <text:p>Housing Expenses -- Rent</text:p>
          </table:table-cell>
          <table:table-cell table:style-name="ce66" table:formula="of:=[.C3]" office:value-type="string" office:string-value="A02" calcext:value-type="string">
            <text:p>A02</text:p>
          </table:table-cell>
          <table:table-cell/>
          <table:table-cell table:style-name="ce64"/>
          <table:table-cell table:number-columns-repeated="1011"/>
        </table:table-row>
        <table:table-row table:style-name="ro1"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Medical/Health</text:p>
          </table:table-cell>
          <table:table-cell table:style-name="ce65" office:value-type="string" calcext:value-type="string">
            <text:p>A03</text:p>
          </table:table-cell>
          <table:table-cell table:style-name="ce65" office:value-type="string" calcext:value-type="string">
            <text:p>Electricity</text:p>
          </table:table-cell>
          <table:table-cell table:style-name="ce65" table:formula="of:=COM.MICROSOFT.CONCAT(VLOOKUP(LEFT([.C4];1);[.$A$1:.$B$9];2;0);&quot; -- &quot;; [.D4])" office:value-type="string" office:string-value="Housing Expenses -- Electricity" calcext:value-type="string">
            <text:p>Housing Expenses -- Electricity</text:p>
          </table:table-cell>
          <table:table-cell table:style-name="ce66" table:formula="of:=[.C4]" office:value-type="string" office:string-value="A03" calcext:value-type="string">
            <text:p>A03</text:p>
          </table:table-cell>
          <table:table-cell/>
          <table:table-cell table:style-name="ce64"/>
          <table:table-cell table:number-columns-repeated="1011"/>
        </table:table-row>
        <table:table-row table:style-name="ro1"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Daily Living</text:p>
          </table:table-cell>
          <table:table-cell table:style-name="ce65" office:value-type="string" calcext:value-type="string">
            <text:p>A04</text:p>
          </table:table-cell>
          <table:table-cell table:style-name="ce65" office:value-type="string" calcext:value-type="string">
            <text:p>Internet/Phone</text:p>
          </table:table-cell>
          <table:table-cell table:style-name="ce65" table:formula="of:=COM.MICROSOFT.CONCAT(VLOOKUP(LEFT([.C5];1);[.$A$1:.$B$9];2;0);&quot; -- &quot;; [.D5])" office:value-type="string" office:string-value="Housing Expenses -- Internet/Phone" calcext:value-type="string">
            <text:p>Housing Expenses -- Internet/Phone</text:p>
          </table:table-cell>
          <table:table-cell table:style-name="ce66" table:formula="of:=[.C5]" office:value-type="string" office:string-value="A04" calcext:value-type="string">
            <text:p>A04</text:p>
          </table:table-cell>
          <table:table-cell/>
          <table:table-cell table:style-name="ce64"/>
          <table:table-cell table:number-columns-repeated="1011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63" office:value-type="string" calcext:value-type="string">
            <text:p>Entertainment</text:p>
          </table:table-cell>
          <table:table-cell table:style-name="ce65" office:value-type="string" calcext:value-type="string">
            <text:p>A99</text:p>
          </table:table-cell>
          <table:table-cell table:style-name="ce65" office:value-type="string" calcext:value-type="string">
            <text:p>Other</text:p>
          </table:table-cell>
          <table:table-cell table:style-name="ce65" table:formula="of:=COM.MICROSOFT.CONCAT(VLOOKUP(LEFT([.C6];1);[.$A$1:.$B$9];2;0);&quot; -- &quot;; [.D6])" office:value-type="string" office:string-value="Housing Expenses -- Other" calcext:value-type="string">
            <text:p>Housing Expenses -- Other</text:p>
          </table:table-cell>
          <table:table-cell table:style-name="ce66" table:formula="of:=[.C6]" office:value-type="string" office:string-value="A99" calcext:value-type="string">
            <text:p>A99</text:p>
          </table:table-cell>
          <table:table-cell/>
          <table:table-cell table:style-name="ce64"/>
          <table:table-cell table:number-columns-repeated="1011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3" office:value-type="string" calcext:value-type="string">
            <text:p>Debt</text:p>
          </table:table-cell>
          <table:table-cell table:style-name="ce65" office:value-type="string" calcext:value-type="string">
            <text:p>B01</text:p>
          </table:table-cell>
          <table:table-cell table:style-name="ce65" office:value-type="string" calcext:value-type="string">
            <text:p>Fuel</text:p>
          </table:table-cell>
          <table:table-cell table:style-name="ce65" table:formula="of:=COM.MICROSOFT.CONCAT(VLOOKUP(LEFT([.C7];1);[.$A$1:.$B$9];2;0);&quot; -- &quot;; [.D7])" office:value-type="string" office:string-value="Transportation -- Fuel" calcext:value-type="string">
            <text:p>Transportation -- Fuel</text:p>
          </table:table-cell>
          <table:table-cell table:style-name="ce66" table:formula="of:=[.C7]" office:value-type="string" office:string-value="B01" calcext:value-type="string">
            <text:p>B01</text:p>
          </table:table-cell>
          <table:table-cell/>
          <table:table-cell table:style-name="ce64"/>
          <table:table-cell table:number-columns-repeated="1011"/>
        </table:table-row>
        <table:table-row table:style-name="ro1">
          <table:table-cell table:style-name="ce63" office:value-type="string" calcext:value-type="string">
            <text:p>G</text:p>
          </table:table-cell>
          <table:table-cell table:style-name="ce63" office:value-type="string" calcext:value-type="string">
            <text:p>Saving</text:p>
          </table:table-cell>
          <table:table-cell table:style-name="ce65" office:value-type="string" calcext:value-type="string">
            <text:p>B02</text:p>
          </table:table-cell>
          <table:table-cell table:style-name="ce65" office:value-type="string" calcext:value-type="string">
            <text:p>Insurance</text:p>
          </table:table-cell>
          <table:table-cell table:style-name="ce65" table:formula="of:=COM.MICROSOFT.CONCAT(VLOOKUP(LEFT([.C8];1);[.$A$1:.$B$9];2;0);&quot; -- &quot;; [.D8])" office:value-type="string" office:string-value="Transportation -- Insurance" calcext:value-type="string">
            <text:p>Transportation -- Insurance</text:p>
          </table:table-cell>
          <table:table-cell table:style-name="ce66" table:formula="of:=[.C8]" office:value-type="string" office:string-value="B02" calcext:value-type="string">
            <text:p>B02</text:p>
          </table:table-cell>
          <table:table-cell/>
          <table:table-cell table:style-name="ce64"/>
          <table:table-cell table:number-columns-repeated="1011"/>
        </table:table-row>
        <table:table-row table:style-name="ro1">
          <table:table-cell table:style-name="ce63" office:value-type="string" calcext:value-type="string">
            <text:p>H</text:p>
          </table:table-cell>
          <table:table-cell table:style-name="ce63" office:value-type="string" calcext:value-type="string">
            <text:p>Miscellaneous</text:p>
          </table:table-cell>
          <table:table-cell table:style-name="ce65" office:value-type="string" calcext:value-type="string">
            <text:p>B03</text:p>
          </table:table-cell>
          <table:table-cell table:style-name="ce65" office:value-type="string" calcext:value-type="string">
            <text:p>Registration</text:p>
          </table:table-cell>
          <table:table-cell table:style-name="ce65" table:formula="of:=COM.MICROSOFT.CONCAT(VLOOKUP(LEFT([.C9];1);[.$A$1:.$B$9];2;0);&quot; -- &quot;; [.D9])" office:value-type="string" office:string-value="Transportation -- Registration" calcext:value-type="string">
            <text:p>Transportation -- Registration</text:p>
          </table:table-cell>
          <table:table-cell table:style-name="ce66" table:formula="of:=[.C9]" office:value-type="string" office:string-value="B03" calcext:value-type="string">
            <text:p>B03</text:p>
          </table:table-cell>
          <table:table-cell/>
          <table:table-cell table:style-name="ce67"/>
          <table:table-cell table:number-columns-repeated="1011"/>
        </table:table-row>
        <table:table-row table:style-name="ro1">
          <table:table-cell table:number-columns-repeated="2"/>
          <table:table-cell table:style-name="ce65" office:value-type="string" calcext:value-type="string">
            <text:p>B04</text:p>
          </table:table-cell>
          <table:table-cell table:style-name="ce65" office:value-type="string" calcext:value-type="string">
            <text:p>Car Service</text:p>
          </table:table-cell>
          <table:table-cell table:style-name="ce65" table:formula="of:=COM.MICROSOFT.CONCAT(VLOOKUP(LEFT([.C10];1);[.$A$1:.$B$9];2;0);&quot; -- &quot;; [.D10])" office:value-type="string" office:string-value="Transportation -- Car Service" calcext:value-type="string">
            <text:p>Transportation -- Car Service</text:p>
          </table:table-cell>
          <table:table-cell table:style-name="ce66" table:formula="of:=[.C10]" office:value-type="string" office:string-value="B04" calcext:value-type="string">
            <text:p>B04</text:p>
          </table:table-cell>
          <table:table-cell/>
          <table:table-cell table:style-name="ce67"/>
          <table:table-cell table:number-columns-repeated="1011"/>
        </table:table-row>
        <table:table-row table:style-name="ro1">
          <table:table-cell table:number-columns-repeated="2"/>
          <table:table-cell table:style-name="ce65" office:value-type="string" calcext:value-type="string">
            <text:p>B05</text:p>
          </table:table-cell>
          <table:table-cell table:style-name="ce65" office:value-type="string" calcext:value-type="string">
            <text:p>Fare</text:p>
          </table:table-cell>
          <table:table-cell table:style-name="ce65" table:formula="of:=COM.MICROSOFT.CONCAT(VLOOKUP(LEFT([.C11];1);[.$A$1:.$B$9];2;0);&quot; -- &quot;; [.D11])" office:value-type="string" office:string-value="Transportation -- Fare" calcext:value-type="string">
            <text:p>Transportation -- Fare</text:p>
          </table:table-cell>
          <table:table-cell table:style-name="ce66" table:formula="of:=[.C11]" office:value-type="string" office:string-value="B05" calcext:value-type="string">
            <text:p>B05</text:p>
          </table:table-cell>
          <table:table-cell/>
          <table:table-cell table:style-name="ce67"/>
          <table:table-cell table:number-columns-repeated="1011"/>
        </table:table-row>
        <table:table-row table:style-name="ro1">
          <table:table-cell table:number-columns-repeated="2"/>
          <table:table-cell table:style-name="ce65" office:value-type="string" calcext:value-type="string">
            <text:p>B06</text:p>
          </table:table-cell>
          <table:table-cell table:style-name="ce65" office:value-type="string" calcext:value-type="string">
            <text:p>Parking Fee</text:p>
          </table:table-cell>
          <table:table-cell table:style-name="ce65" table:formula="of:=COM.MICROSOFT.CONCAT(VLOOKUP(LEFT([.C12];1);[.$A$1:.$B$9];2;0);&quot; -- &quot;; [.D12])" office:value-type="string" office:string-value="Transportation -- Parking Fee" calcext:value-type="string">
            <text:p>Transportation -- Parking Fee</text:p>
          </table:table-cell>
          <table:table-cell table:style-name="ce66" table:formula="of:=[.C12]" office:value-type="string" office:string-value="B06" calcext:value-type="string">
            <text:p>B06</text:p>
          </table:table-cell>
          <table:table-cell/>
          <table:table-cell table:style-name="ce67"/>
          <table:table-cell table:number-columns-repeated="1011"/>
        </table:table-row>
        <table:table-row table:style-name="ro1">
          <table:table-cell table:number-columns-repeated="2"/>
          <table:table-cell table:style-name="ce65" office:value-type="string" calcext:value-type="string">
            <text:p>B07</text:p>
          </table:table-cell>
          <table:table-cell table:style-name="ce65" office:value-type="string" calcext:value-type="string">
            <text:p>Fines</text:p>
          </table:table-cell>
          <table:table-cell table:style-name="ce65" table:formula="of:=COM.MICROSOFT.CONCAT(VLOOKUP(LEFT([.C13];1);[.$A$1:.$B$9];2;0);&quot; -- &quot;; [.D13])" office:value-type="string" office:string-value="Transportation -- Fines" calcext:value-type="string">
            <text:p>Transportation -- Fines</text:p>
          </table:table-cell>
          <table:table-cell table:style-name="ce66" table:formula="of:=[.C13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B99</text:p>
          </table:table-cell>
          <table:table-cell table:style-name="ce65" office:value-type="string" calcext:value-type="string">
            <text:p>Other</text:p>
          </table:table-cell>
          <table:table-cell table:style-name="ce65" table:formula="of:=COM.MICROSOFT.CONCAT(VLOOKUP(LEFT([.C14];1);[.$A$1:.$B$9];2;0);&quot; -- &quot;; [.D14])" office:value-type="string" office:string-value="Transportation -- Other" calcext:value-type="string">
            <text:p>Transportation -- Other</text:p>
          </table:table-cell>
          <table:table-cell table:style-name="ce66" table:formula="of:=[.C14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C01</text:p>
          </table:table-cell>
          <table:table-cell table:style-name="ce65" office:value-type="string" calcext:value-type="string">
            <text:p>Insurance</text:p>
          </table:table-cell>
          <table:table-cell table:style-name="ce65" table:formula="of:=COM.MICROSOFT.CONCAT(VLOOKUP(LEFT([.C15];1);[.$A$1:.$B$9];2;0);&quot; -- &quot;; [.D15])" office:value-type="string" office:string-value="Medical/Health -- Insurance" calcext:value-type="string">
            <text:p>Medical/Health -- Insurance</text:p>
          </table:table-cell>
          <table:table-cell table:style-name="ce66" table:formula="of:=[.C15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C02</text:p>
          </table:table-cell>
          <table:table-cell table:style-name="ce65" office:value-type="string" calcext:value-type="string">
            <text:p>Medical Service</text:p>
          </table:table-cell>
          <table:table-cell table:style-name="ce65" table:formula="of:=COM.MICROSOFT.CONCAT(VLOOKUP(LEFT([.C16];1);[.$A$1:.$B$9];2;0);&quot; -- &quot;; [.D16])" office:value-type="string" office:string-value="Medical/Health -- Medical Service" calcext:value-type="string">
            <text:p>Medical/Health -- Medical Service</text:p>
          </table:table-cell>
          <table:table-cell table:style-name="ce66" table:formula="of:=[.C16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C03</text:p>
          </table:table-cell>
          <table:table-cell table:style-name="ce65" office:value-type="string" calcext:value-type="string">
            <text:p>Medicine/Drugs</text:p>
          </table:table-cell>
          <table:table-cell table:style-name="ce65" table:formula="of:=COM.MICROSOFT.CONCAT(VLOOKUP(LEFT([.C17];1);[.$A$1:.$B$9];2;0);&quot; -- &quot;; [.D17])" office:value-type="string" office:string-value="Medical/Health -- Medicine/Drugs" calcext:value-type="string">
            <text:p>Medical/Health -- Medicine/Drugs</text:p>
          </table:table-cell>
          <table:table-cell table:style-name="ce66" table:formula="of:=[.C17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C04</text:p>
          </table:table-cell>
          <table:table-cell table:style-name="ce65" office:value-type="string" calcext:value-type="string">
            <text:p>Health Club</text:p>
          </table:table-cell>
          <table:table-cell table:style-name="ce65" table:formula="of:=COM.MICROSOFT.CONCAT(VLOOKUP(LEFT([.C18];1);[.$A$1:.$B$9];2;0);&quot; -- &quot;; [.D18])" office:value-type="string" office:string-value="Medical/Health -- Health Club" calcext:value-type="string">
            <text:p>Medical/Health -- Health Club</text:p>
          </table:table-cell>
          <table:table-cell table:style-name="ce66" table:formula="of:=[.C18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C99</text:p>
          </table:table-cell>
          <table:table-cell table:style-name="ce65" office:value-type="string" calcext:value-type="string">
            <text:p>Other</text:p>
          </table:table-cell>
          <table:table-cell table:style-name="ce65" table:formula="of:=COM.MICROSOFT.CONCAT(VLOOKUP(LEFT([.C19];1);[.$A$1:.$B$9];2;0);&quot; -- &quot;; [.D19])" office:value-type="string" office:string-value="Medical/Health -- Other" calcext:value-type="string">
            <text:p>Medical/Health -- Other</text:p>
          </table:table-cell>
          <table:table-cell table:style-name="ce66" table:formula="of:=[.C19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1</text:p>
          </table:table-cell>
          <table:table-cell table:style-name="ce65" office:value-type="string" calcext:value-type="string">
            <text:p>Groceries</text:p>
          </table:table-cell>
          <table:table-cell table:style-name="ce65" table:formula="of:=COM.MICROSOFT.CONCAT(VLOOKUP(LEFT([.C20];1);[.$A$1:.$B$9];2;0);&quot; -- &quot;; [.D20])" office:value-type="string" office:string-value="Daily Living -- Groceries" calcext:value-type="string">
            <text:p>Daily Living -- Groceries</text:p>
          </table:table-cell>
          <table:table-cell table:style-name="ce66" table:formula="of:=[.C20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2</text:p>
          </table:table-cell>
          <table:table-cell table:style-name="ce65" office:value-type="string" calcext:value-type="string">
            <text:p>Alcohol</text:p>
          </table:table-cell>
          <table:table-cell table:style-name="ce65" table:formula="of:=COM.MICROSOFT.CONCAT(VLOOKUP(LEFT([.C21];1);[.$A$1:.$B$9];2;0);&quot; -- &quot;; [.D21])" office:value-type="string" office:string-value="Daily Living -- Alcohol" calcext:value-type="string">
            <text:p>Daily Living -- Alcohol</text:p>
          </table:table-cell>
          <table:table-cell table:style-name="ce66" table:formula="of:=[.C21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3</text:p>
          </table:table-cell>
          <table:table-cell table:style-name="ce65" office:value-type="string" calcext:value-type="string">
            <text:p>Clothing</text:p>
          </table:table-cell>
          <table:table-cell table:style-name="ce65" table:formula="of:=COM.MICROSOFT.CONCAT(VLOOKUP(LEFT([.C22];1);[.$A$1:.$B$9];2;0);&quot; -- &quot;; [.D22])" office:value-type="string" office:string-value="Daily Living -- Clothing" calcext:value-type="string">
            <text:p>Daily Living -- Clothing</text:p>
          </table:table-cell>
          <table:table-cell table:style-name="ce66" table:formula="of:=[.C22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4</text:p>
          </table:table-cell>
          <table:table-cell table:style-name="ce65" office:value-type="string" calcext:value-type="string">
            <text:p>shoes</text:p>
          </table:table-cell>
          <table:table-cell table:style-name="ce65" table:formula="of:=COM.MICROSOFT.CONCAT(VLOOKUP(LEFT([.C23];1);[.$A$1:.$B$9];2;0);&quot; -- &quot;; [.D23])" office:value-type="string" office:string-value="Daily Living -- shoes" calcext:value-type="string">
            <text:p>Daily Living -- shoes</text:p>
          </table:table-cell>
          <table:table-cell table:style-name="ce66" table:formula="of:=[.C23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5</text:p>
          </table:table-cell>
          <table:table-cell table:style-name="ce65" office:value-type="string" calcext:value-type="string">
            <text:p>Education/Lessons</text:p>
          </table:table-cell>
          <table:table-cell table:style-name="ce65" table:formula="of:=COM.MICROSOFT.CONCAT(VLOOKUP(LEFT([.C24];1);[.$A$1:.$B$9];2;0);&quot; -- &quot;; [.D24])" office:value-type="string" office:string-value="Daily Living -- Education/Lessons" calcext:value-type="string">
            <text:p>Daily Living -- Education/Lessons</text:p>
          </table:table-cell>
          <table:table-cell table:style-name="ce66" table:formula="of:=[.C24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6</text:p>
          </table:table-cell>
          <table:table-cell table:style-name="ce65" office:value-type="string" calcext:value-type="string">
            <text:p>Dining/Eating Out</text:p>
          </table:table-cell>
          <table:table-cell table:style-name="ce65" table:formula="of:=COM.MICROSOFT.CONCAT(VLOOKUP(LEFT([.C25];1);[.$A$1:.$B$9];2;0);&quot; -- &quot;; [.D25])" office:value-type="string" office:string-value="Daily Living -- Dining/Eating Out" calcext:value-type="string">
            <text:p>Daily Living -- Dining/Eating Out</text:p>
          </table:table-cell>
          <table:table-cell table:style-name="ce66" table:formula="of:=[.C25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7</text:p>
          </table:table-cell>
          <table:table-cell table:style-name="ce65" office:value-type="string" calcext:value-type="string">
            <text:p>Office Supplies</text:p>
          </table:table-cell>
          <table:table-cell table:style-name="ce65" table:formula="of:=COM.MICROSOFT.CONCAT(VLOOKUP(LEFT([.C26];1);[.$A$1:.$B$9];2;0);&quot; -- &quot;; [.D26])" office:value-type="string" office:string-value="Daily Living -- Office Supplies" calcext:value-type="string">
            <text:p>Daily Living -- Office Supplies</text:p>
          </table:table-cell>
          <table:table-cell table:style-name="ce66" table:formula="of:=[.C26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8</text:p>
          </table:table-cell>
          <table:table-cell table:style-name="ce65" office:value-type="string" calcext:value-type="string">
            <text:p>Gifts</text:p>
          </table:table-cell>
          <table:table-cell table:style-name="ce65" table:formula="of:=COM.MICROSOFT.CONCAT(VLOOKUP(LEFT([.C27];1);[.$A$1:.$B$9];2;0);&quot; -- &quot;; [.D27])" office:value-type="string" office:string-value="Daily Living -- Gifts" calcext:value-type="string">
            <text:p>Daily Living -- Gifts</text:p>
          </table:table-cell>
          <table:table-cell table:style-name="ce66" table:formula="of:=[.C27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09</text:p>
          </table:table-cell>
          <table:table-cell table:style-name="ce65" office:value-type="string" calcext:value-type="string">
            <text:p>Bank Fee</text:p>
          </table:table-cell>
          <table:table-cell table:style-name="ce65" table:formula="of:=COM.MICROSOFT.CONCAT(VLOOKUP(LEFT([.C28];1);[.$A$1:.$B$9];2;0);&quot; -- &quot;; [.D28])" office:value-type="string" office:string-value="Daily Living -- Bank Fee" calcext:value-type="string">
            <text:p>Daily Living -- Bank Fee</text:p>
          </table:table-cell>
          <table:table-cell table:style-name="ce66" table:formula="of:=[.C28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10</text:p>
          </table:table-cell>
          <table:table-cell table:style-name="ce65" office:value-type="string" calcext:value-type="string">
            <text:p>License Fee</text:p>
          </table:table-cell>
          <table:table-cell table:style-name="ce65" table:formula="of:=COM.MICROSOFT.CONCAT(VLOOKUP(LEFT([.C29];1);[.$A$1:.$B$9];2;0);&quot; -- &quot;; [.D29])" office:value-type="string" office:string-value="Daily Living -- License Fee" calcext:value-type="string">
            <text:p>Daily Living -- License Fee</text:p>
          </table:table-cell>
          <table:table-cell table:style-name="ce66" table:formula="of:=[.C29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11</text:p>
          </table:table-cell>
          <table:table-cell table:style-name="ce65" office:value-type="string" calcext:value-type="string">
            <text:p>Annual Fee</text:p>
          </table:table-cell>
          <table:table-cell table:style-name="ce65" table:formula="of:=COM.MICROSOFT.CONCAT(VLOOKUP(LEFT([.C30];1);[.$A$1:.$B$9];2;0);&quot; -- &quot;; [.D30])" office:value-type="string" office:string-value="Daily Living -- Annual Fee" calcext:value-type="string">
            <text:p>Daily Living -- Annual Fee</text:p>
          </table:table-cell>
          <table:table-cell table:style-name="ce66" table:formula="of:=[.C30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12</text:p>
          </table:table-cell>
          <table:table-cell table:style-name="ce65" office:value-type="string" calcext:value-type="string">
            <text:p>Mobile Phone Fee</text:p>
          </table:table-cell>
          <table:table-cell table:style-name="ce65" table:formula="of:=COM.MICROSOFT.CONCAT(VLOOKUP(LEFT([.C31];1);[.$A$1:.$B$9];2;0);&quot; -- &quot;; [.D31])" office:value-type="string" office:string-value="Daily Living -- Mobile Phone Fee" calcext:value-type="string">
            <text:p>Daily Living -- Mobile Phone Fee</text:p>
          </table:table-cell>
          <table:table-cell table:style-name="ce66" table:formula="of:=[.C31]" office:value-type="string" office:string-value="D12" calcext:value-type="string">
            <text:p>D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13</text:p>
          </table:table-cell>
          <table:table-cell table:style-name="ce65" office:value-type="string" calcext:value-type="string">
            <text:p>Withdraw Cash</text:p>
          </table:table-cell>
          <table:table-cell table:style-name="ce65" table:formula="of:=COM.MICROSOFT.CONCAT(VLOOKUP(LEFT([.C32];1);[.$A$1:.$B$9];2;0);&quot; -- &quot;; [.D32])" office:value-type="string" office:string-value="Daily Living -- Withdraw Cash" calcext:value-type="string">
            <text:p>Daily Living -- Withdraw Cash</text:p>
          </table:table-cell>
          <table:table-cell table:style-name="ce66" table:formula="of:=[.C32]" office:value-type="string" office:string-value="D13" calcext:value-type="string">
            <text:p>D1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D99</text:p>
          </table:table-cell>
          <table:table-cell table:style-name="ce65" office:value-type="string" calcext:value-type="string">
            <text:p>Other</text:p>
          </table:table-cell>
          <table:table-cell table:style-name="ce65" table:formula="of:=COM.MICROSOFT.CONCAT(VLOOKUP(LEFT([.C33];1);[.$A$1:.$B$9];2;0);&quot; -- &quot;; [.D33])" office:value-type="string" office:string-value="Daily Living -- Other" calcext:value-type="string">
            <text:p>Daily Living -- Other</text:p>
          </table:table-cell>
          <table:table-cell table:style-name="ce66" table:formula="of:=[.C33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E01</text:p>
          </table:table-cell>
          <table:table-cell table:style-name="ce65" office:value-type="string" calcext:value-type="string">
            <text:p>Travel/Vacation</text:p>
          </table:table-cell>
          <table:table-cell table:style-name="ce65" table:formula="of:=COM.MICROSOFT.CONCAT(VLOOKUP(LEFT([.C34];1);[.$A$1:.$B$9];2;0);&quot; -- &quot;; [.D34])" office:value-type="string" office:string-value="Entertainment -- Travel/Vacation" calcext:value-type="string">
            <text:p>Entertainment -- Travel/Vacation</text:p>
          </table:table-cell>
          <table:table-cell table:style-name="ce66" table:formula="of:=[.C34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E02</text:p>
          </table:table-cell>
          <table:table-cell table:style-name="ce65" office:value-type="string" calcext:value-type="string">
            <text:p>Movies</text:p>
          </table:table-cell>
          <table:table-cell table:style-name="ce65" table:formula="of:=COM.MICROSOFT.CONCAT(VLOOKUP(LEFT([.C35];1);[.$A$1:.$B$9];2;0);&quot; -- &quot;; [.D35])" office:value-type="string" office:string-value="Entertainment -- Movies" calcext:value-type="string">
            <text:p>Entertainment -- Movies</text:p>
          </table:table-cell>
          <table:table-cell table:style-name="ce66" table:formula="of:=[.C35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E99</text:p>
          </table:table-cell>
          <table:table-cell table:style-name="ce65" office:value-type="string" calcext:value-type="string">
            <text:p>Other</text:p>
          </table:table-cell>
          <table:table-cell table:style-name="ce65" table:formula="of:=COM.MICROSOFT.CONCAT(VLOOKUP(LEFT([.C36];1);[.$A$1:.$B$9];2;0);&quot; -- &quot;; [.D36])" office:value-type="string" office:string-value="Entertainment -- Other" calcext:value-type="string">
            <text:p>Entertainment -- Other</text:p>
          </table:table-cell>
          <table:table-cell table:style-name="ce66" table:formula="of:=[.C36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F01</text:p>
          </table:table-cell>
          <table:table-cell table:style-name="ce65" office:value-type="string" calcext:value-type="string">
            <text:p>Credit Card</text:p>
          </table:table-cell>
          <table:table-cell table:style-name="ce65" table:formula="of:=COM.MICROSOFT.CONCAT(VLOOKUP(LEFT([.C37];1);[.$A$1:.$B$9];2;0);&quot; -- &quot;; [.D37])" office:value-type="string" office:string-value="Debt -- Credit Card" calcext:value-type="string">
            <text:p>Debt -- Credit Card</text:p>
          </table:table-cell>
          <table:table-cell table:style-name="ce66" table:formula="of:=[.C37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F99</text:p>
          </table:table-cell>
          <table:table-cell table:style-name="ce65" office:value-type="string" calcext:value-type="string">
            <text:p>Other</text:p>
          </table:table-cell>
          <table:table-cell table:style-name="ce65" table:formula="of:=COM.MICROSOFT.CONCAT(VLOOKUP(LEFT([.C38];1);[.$A$1:.$B$9];2;0);&quot; -- &quot;; [.D38])" office:value-type="string" office:string-value="Debt -- Other" calcext:value-type="string">
            <text:p>Debt -- Other</text:p>
          </table:table-cell>
          <table:table-cell table:style-name="ce66" table:formula="of:=[.C38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G01</text:p>
          </table:table-cell>
          <table:table-cell table:style-name="ce65" office:value-type="string" calcext:value-type="string">
            <text:p>Fund Transfer to </text:p>
          </table:table-cell>
          <table:table-cell table:style-name="ce65" table:formula="of:=COM.MICROSOFT.CONCAT(VLOOKUP(LEFT([.C39];1);[.$A$1:.$B$9];2;0);&quot; -- &quot;; [.D39])" office:value-type="string" office:string-value="Saving -- Fund Transfer to " calcext:value-type="string">
            <text:p>Saving -- Fund Transfer to </text:p>
          </table:table-cell>
          <table:table-cell table:style-name="ce66" table:formula="of:=[.C39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G02</text:p>
          </table:table-cell>
          <table:table-cell table:style-name="ce65" office:value-type="string" calcext:value-type="string">
            <text:p>Fund Transfer from </text:p>
          </table:table-cell>
          <table:table-cell table:style-name="ce65" table:formula="of:=COM.MICROSOFT.CONCAT(VLOOKUP(LEFT([.C40];1);[.$A$1:.$B$9];2;0);&quot; -- &quot;; [.D40])" office:value-type="string" office:string-value="Saving -- Fund Transfer from " calcext:value-type="string">
            <text:p>Saving -- Fund Transfer from </text:p>
          </table:table-cell>
          <table:table-cell table:style-name="ce66" table:formula="of:=[.C40]" office:value-type="string" office:string-value="G02" calcext:value-type="string">
            <text:p>G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G99</text:p>
          </table:table-cell>
          <table:table-cell table:style-name="ce65" office:value-type="string" calcext:value-type="string">
            <text:p>Other</text:p>
          </table:table-cell>
          <table:table-cell table:style-name="ce65" table:formula="of:=COM.MICROSOFT.CONCAT(VLOOKUP(LEFT([.C41];1);[.$A$1:.$B$9];2;0);&quot; -- &quot;; [.D41])" office:value-type="string" office:string-value="Saving -- Other" calcext:value-type="string">
            <text:p>Saving -- Other</text:p>
          </table:table-cell>
          <table:table-cell table:style-name="ce66" table:formula="of:=[.C41]" office:value-type="string" office:string-value="G99" calcext:value-type="string">
            <text:p>G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 office:value-type="string" calcext:value-type="string">
            <text:p>H99</text:p>
          </table:table-cell>
          <table:table-cell table:style-name="ce65" office:value-type="string" calcext:value-type="string">
            <text:p>Other</text:p>
          </table:table-cell>
          <table:table-cell table:style-name="ce65" table:formula="of:=COM.MICROSOFT.CONCAT(VLOOKUP(LEFT([.C42];1);[.$A$1:.$B$9];2;0);&quot; -- &quot;; [.D42])" office:value-type="string" office:string-value="Miscellaneous -- Other" calcext:value-type="string">
            <text:p>Miscellaneous -- Other</text:p>
          </table:table-cell>
          <table:table-cell table:style-name="ce66" table:formula="of:=[.C42]" office:value-type="string" office:string-value="H99" calcext:value-type="string">
            <text:p>H99</text:p>
          </table:table-cell>
          <table:table-cell/>
          <table:table-cell table:style-name="ce64" table:content-validation-name="val2"/>
          <table:table-cell table:number-columns-repeated="1011"/>
        </table:table-row>
        <table:table-row table:style-name="ro1" table:number-rows-repeated="16">
          <table:table-cell table:number-columns-repeated="7"/>
          <table:table-cell table:style-name="ce64" table:content-validation-name="val2"/>
          <table:table-cell table:number-columns-repeated="1011"/>
        </table:table-row>
        <table:table-row table:style-name="ro1" table:number-rows-repeated="104851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Keywords" table:style-name="ta1">
        <office:forms form:automatic-focus="false" form:apply-design-mode="false"/>
        <table:table-column table:style-name="co16" table:default-cell-style-name="ce64"/>
        <table:table-column table:style-name="co17" table:default-cell-style-name="ce64"/>
        <table:table-column table:style-name="co8" table:default-cell-style-name="ce75"/>
        <table:table-column table:style-name="co18" table:default-cell-style-name="ce64"/>
        <table:table-column table:style-name="co19" table:default-cell-style-name="ce64"/>
        <table:table-column table:style-name="co1" table:default-cell-style-name="ce64"/>
        <table:table-column table:style-name="co8" table:number-columns-repeated="1017" table:default-cell-style-name="ce64"/>
        <table:table-row table:style-name="ro3">
          <table:table-cell table:style-name="ce62" office:value-type="string" calcext:value-type="string">
            <text:p>Keywords</text:p>
          </table:table-cell>
          <table:table-cell table:style-name="ce62"/>
          <table:table-cell table:style-name="ce74" office:value-type="string" calcext:value-type="string">
            <text:p>Code</text:p>
          </table:table-cell>
          <table:table-cell table:style-name="ce76"/>
          <table:table-cell table:style-name="ce77" office:value-type="string" calcext:value-type="string">
            <text:p>CHECK UNIQUE TEXT</text:p>
          </table:table-cell>
          <table:table-cell table:style-name="ce79"/>
          <table:table-cell table:style-name="ce81" table:number-columns-repeated="1017"/>
        </table:table-row>
        <table:table-row table:style-name="ro4">
          <table:table-cell table:style-name="ce69" office:value-type="string" calcext:value-type="string">
            <text:p>WOOLWORTHS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2];[$Category.$E$2:.$F$42];2;0)" office:value-type="string" office:string-value="D01" calcext:value-type="string">
            <text:p>D01</text:p>
          </table:table-cell>
          <table:table-cell/>
          <table:table-cell table:style-name="ce78" office:value-type="string" calcext:value-type="string">
            <text:p>COMMONWEALTH CARDS</text:p>
          </table:table-cell>
          <table:table-cell table:style-name="ce80" table:formula="of:=COUNTIF([.A2:.A250];[.E2]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70" office:value-type="string" calcext:value-type="string">
            <text:p>DIS FRUIT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3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0" office:value-type="string" calcext:value-type="string">
            <text:p>ALDI STORES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4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0" office:value-type="string" calcext:value-type="string">
            <text:p>K TOWN SUPERMARKET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5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0" office:value-type="string" calcext:value-type="string">
            <text:p>HANARO TRADING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6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0" office:value-type="string" calcext:value-type="string">
            <text:p>HAPPY MARKET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7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GA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8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CLINK DIR DEBIT</text:p>
          </table:table-cell>
          <table:table-cell table:style-name="ce69" table:content-validation-name="val3" office:value-type="string" calcext:value-type="string">
            <text:p>Debt -- Other</text:p>
          </table:table-cell>
          <table:table-cell table:formula="of:=VLOOKUP([.B9];[$Category.$E$2:.$F$42];2;0)" office:value-type="string" office:string-value="F99" calcext:value-type="string">
            <text:p>F99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MS CHARCOAL</text:p>
          </table:table-cell>
          <table:table-cell table:style-name="ce69" table:content-validation-name="val3" office:value-type="string" calcext:value-type="string">
            <text:p>Daily Living -- Dining/Eating Out</text:p>
          </table:table-cell>
          <table:table-cell table:formula="of:=VLOOKUP([.B10];[$Category.$E$2:.$F$42];2;0)" office:value-type="string" office:string-value="D06" calcext:value-type="string">
            <text:p>D06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BETTS BRAND DIRECT</text:p>
          </table:table-cell>
          <table:table-cell table:style-name="ce69" table:content-validation-name="val3" office:value-type="string" calcext:value-type="string">
            <text:p>Daily Living -- shoes</text:p>
          </table:table-cell>
          <table:table-cell table:formula="of:=VLOOKUP([.B11];[$Category.$E$2:.$F$42];2;0)" office:value-type="string" office:string-value="D04" calcext:value-type="string">
            <text:p>D04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NIKE HARBOURTOWN</text:p>
          </table:table-cell>
          <table:table-cell table:style-name="ce69" table:content-validation-name="val3" office:value-type="string" calcext:value-type="string">
            <text:p>Daily Living -- shoes</text:p>
          </table:table-cell>
          <table:table-cell table:formula="of:=VLOOKUP([.B12];[$Category.$E$2:.$F$42];2;0)" office:value-type="string" office:string-value="D04" calcext:value-type="string">
            <text:p>D04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PACIFIC PINES PRIMARY</text:p>
          </table:table-cell>
          <table:table-cell table:style-name="ce69" table:content-validation-name="val3" office:value-type="string" calcext:value-type="string">
            <text:p>Daily Living -- Education/Lessons</text:p>
          </table:table-cell>
          <table:table-cell table:formula="of:=VLOOKUP([.B13];[$Category.$E$2:.$F$42];2;0)" office:value-type="string" office:string-value="D05" calcext:value-type="string">
            <text:p>D05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KMART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14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JUSTICE SPER</text:p>
          </table:table-cell>
          <table:table-cell table:style-name="ce69" table:content-validation-name="val3" office:value-type="string" calcext:value-type="string">
            <text:p>Transportation -- Fines</text:p>
          </table:table-cell>
          <table:table-cell table:formula="of:=VLOOKUP([.B15];[$Category.$E$2:.$F$42];2;0)" office:value-type="string" office:string-value="B07" calcext:value-type="string">
            <text:p>B07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WE BREW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16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VODAFONE</text:p>
          </table:table-cell>
          <table:table-cell table:style-name="ce69" table:content-validation-name="val3" office:value-type="string" calcext:value-type="string">
            <text:p>Daily Living -- Mobile Phone Fee</text:p>
          </table:table-cell>
          <table:table-cell table:formula="of:=VLOOKUP([.B17];[$Category.$E$2:.$F$42];2;0)" office:value-type="string" office:string-value="D12" calcext:value-type="string">
            <text:p>D12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TMR REG RENEW</text:p>
          </table:table-cell>
          <table:table-cell table:style-name="ce69" table:content-validation-name="val3" office:value-type="string" calcext:value-type="string">
            <text:p>Transportation -- Registration</text:p>
          </table:table-cell>
          <table:table-cell table:formula="of:=VLOOKUP([.B18];[$Category.$E$2:.$F$42];2;0)" office:value-type="string" office:string-value="B03" calcext:value-type="string">
            <text:p>B03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OFFICEWORKS</text:p>
          </table:table-cell>
          <table:table-cell table:style-name="ce69" table:content-validation-name="val3" office:value-type="string" calcext:value-type="string">
            <text:p>Daily Living -- Office Supplies</text:p>
          </table:table-cell>
          <table:table-cell table:formula="of:=VLOOKUP([.B19];[$Category.$E$2:.$F$42];2;0)" office:value-type="string" office:string-value="D07" calcext:value-type="string">
            <text:p>D07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CHIKOR PTY LTD</text:p>
          </table:table-cell>
          <table:table-cell table:style-name="ce69" table:content-validation-name="val3" office:value-type="string" calcext:value-type="string">
            <text:p>Daily Living -- Dining/Eating Out</text:p>
          </table:table-cell>
          <table:table-cell table:formula="of:=VLOOKUP([.B20];[$Category.$E$2:.$F$42];2;0)" office:value-type="string" office:string-value="D06" calcext:value-type="string">
            <text:p>D06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WW PETROL</text:p>
          </table:table-cell>
          <table:table-cell table:style-name="ce69" table:content-validation-name="val3" office:value-type="string" calcext:value-type="string">
            <text:p>Transportation -- Fuel</text:p>
          </table:table-cell>
          <table:table-cell table:formula="of:=VLOOKUP([.B21];[$Category.$E$2:.$F$42];2;0)" office:value-type="string" office:string-value="B01" calcext:value-type="string">
            <text:p>B01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PACIFIC PINES CHEMM</text:p>
          </table:table-cell>
          <table:table-cell table:style-name="ce69" table:content-validation-name="val3" office:value-type="string" calcext:value-type="string">
            <text:p>Medical/Health -- Medicine/Drugs</text:p>
          </table:table-cell>
          <table:table-cell table:formula="of:=VLOOKUP([.B22];[$Category.$E$2:.$F$42];2;0)" office:value-type="string" office:string-value="C03" calcext:value-type="string">
            <text:p>C03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7-ELEVEN</text:p>
          </table:table-cell>
          <table:table-cell table:style-name="ce69" table:content-validation-name="val3" office:value-type="string" calcext:value-type="string">
            <text:p>Transportation -- Fuel</text:p>
          </table:table-cell>
          <table:table-cell table:formula="of:=VLOOKUP([.B23];[$Category.$E$2:.$F$42];2;0)" office:value-type="string" office:string-value="B01" calcext:value-type="string">
            <text:p>B01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COLES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24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QAHS GENERAL ACCOUNT</text:p>
          </table:table-cell>
          <table:table-cell table:style-name="ce69" table:content-validation-name="val3" office:value-type="string" calcext:value-type="string">
            <text:p>Daily Living -- Education/Lessons</text:p>
          </table:table-cell>
          <table:table-cell table:formula="of:=VLOOKUP([.B25];[$Category.$E$2:.$F$42];2;0)" office:value-type="string" office:string-value="D05" calcext:value-type="string">
            <text:p>D05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QNMU MEMBERSHIP</text:p>
          </table:table-cell>
          <table:table-cell table:style-name="ce69" table:content-validation-name="val3" office:value-type="string" calcext:value-type="string">
            <text:p>Daily Living -- License Fee</text:p>
          </table:table-cell>
          <table:table-cell table:formula="of:=VLOOKUP([.B26];[$Category.$E$2:.$F$42];2;0)" office:value-type="string" office:string-value="D10" calcext:value-type="string">
            <text:p>D10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TELSTRA CORP</text:p>
          </table:table-cell>
          <table:table-cell table:style-name="ce69" table:content-validation-name="val3" office:value-type="string" calcext:value-type="string">
            <text:p>Housing Expenses -- Internet/Phone</text:p>
          </table:table-cell>
          <table:table-cell table:formula="of:=VLOOKUP([.B27];[$Category.$E$2:.$F$42];2;0)" office:value-type="string" office:string-value="A04" calcext:value-type="string">
            <text:p>A04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DOMINO</text:p>
          </table:table-cell>
          <table:table-cell table:style-name="ce69" table:content-validation-name="val3" office:value-type="string" calcext:value-type="string">
            <text:p>Daily Living -- Groceries</text:p>
          </table:table-cell>
          <table:table-cell table:formula="of:=VLOOKUP([.B28];[$Category.$E$2:.$F$42];2;0)" office:value-type="string" office:string-value="D01" calcext:value-type="string">
            <text:p>D01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PAYPAL</text:p>
          </table:table-cell>
          <table:table-cell table:style-name="ce69" table:content-validation-name="val3" office:value-type="string" calcext:value-type="string">
            <text:p>Daily Living -- Other</text:p>
          </table:table-cell>
          <table:table-cell table:formula="of:=VLOOKUP([.B29];[$Category.$E$2:.$F$42];2;0)" office:value-type="string" office:string-value="D99" calcext:value-type="string">
            <text:p>D99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MEDIBANK</text:p>
          </table:table-cell>
          <table:table-cell table:style-name="ce69" table:content-validation-name="val3" office:value-type="string" calcext:value-type="string">
            <text:p>Medical/Health -- Insurance</text:p>
          </table:table-cell>
          <table:table-cell table:formula="of:=VLOOKUP([.B30];[$Category.$E$2:.$F$42];2;0)" office:value-type="string" office:string-value="C01" calcext:value-type="string">
            <text:p>C01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MCDONALDS</text:p>
          </table:table-cell>
          <table:table-cell table:style-name="ce69" table:content-validation-name="val3" office:value-type="string" calcext:value-type="string">
            <text:p>Daily Living -- Dining/Eating Out</text:p>
          </table:table-cell>
          <table:table-cell table:formula="of:=VLOOKUP([.B31];[$Category.$E$2:.$F$42];2;0)" office:value-type="string" office:string-value="D06" calcext:value-type="string">
            <text:p>D06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DHC <text:s/>INVESTMENT</text:p>
          </table:table-cell>
          <table:table-cell table:style-name="ce69" table:content-validation-name="val3" office:value-type="string" calcext:value-type="string">
            <text:p>Housing Expenses -- Rent</text:p>
          </table:table-cell>
          <table:table-cell table:formula="of:=VLOOKUP([.B32];[$Category.$E$2:.$F$42];2;0)" office:value-type="string" office:string-value="A02" calcext:value-type="string">
            <text:p>A02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JUMMPS</text:p>
          </table:table-cell>
          <table:table-cell table:style-name="ce69" table:content-validation-name="val3" office:value-type="string" calcext:value-type="string">
            <text:p>Entertainment -- Other</text:p>
          </table:table-cell>
          <table:table-cell table:formula="of:=VLOOKUP([.B33];[$Category.$E$2:.$F$42];2;0)" office:value-type="string" office:string-value="E99" calcext:value-type="string">
            <text:p>E99</text:p>
          </table:table-cell>
          <table:table-cell table:number-columns-repeated="1020"/>
        </table:table-row>
        <table:table-row table:style-name="ro4">
          <table:table-cell table:style-name="ce73" office:value-type="string" calcext:value-type="string">
            <text:p>GOODLIFE</text:p>
          </table:table-cell>
          <table:table-cell table:style-name="ce69" table:content-validation-name="val3" office:value-type="string" calcext:value-type="string">
            <text:p>Medical/Health -- Health Club</text:p>
          </table:table-cell>
          <table:table-cell table:formula="of:=VLOOKUP([.B34];[$Category.$E$2:.$F$42];2;0)" office:value-type="string" office:string-value="C04" calcext:value-type="string">
            <text:p>C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UNDS TFER</text:p>
          </table:table-cell>
          <table:table-cell table:style-name="ce69" table:content-validation-name="val3" office:value-type="string" calcext:value-type="string">
            <text:p>Saving -- Fund Transfer to </text:p>
          </table:table-cell>
          <table:table-cell table:formula="of:=VLOOKUP([.B35];[$Category.$E$2:.$F$42];2;0)" office:value-type="string" office:string-value="G01" calcext:value-type="string">
            <text:p>G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MMONWEALTH CARDS</text:p>
          </table:table-cell>
          <table:table-cell table:style-name="ce69" table:content-validation-name="val3" office:value-type="string" calcext:value-type="string">
            <text:p>Debt -- Credit Card</text:p>
          </table:table-cell>
          <table:table-cell table:formula="of:=VLOOKUP([.B36];[$Category.$E$2:.$F$42];2;0)" office:value-type="string" office:string-value="F01" calcext:value-type="string">
            <text:p>F01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DEBIT INTEREST CHARGED</text:p>
          </table:table-cell>
          <table:table-cell table:style-name="ce69" table:content-validation-name="val3" office:value-type="string" calcext:value-type="string">
            <text:p>Daily Living -- Bank Fee</text:p>
          </table:table-cell>
          <table:table-cell table:formula="of:=VLOOKUP([.B37];[$Category.$E$2:.$F$42];2;0)" office:value-type="string" office:string-value="D09" calcext:value-type="string">
            <text:p>D09</text:p>
          </table:table-cell>
          <table:table-cell table:number-columns-repeated="1020"/>
        </table:table-row>
        <table:table-row table:style-name="ro4" table:number-rows-repeated="91">
          <table:table-cell table:number-columns-repeated="1023"/>
        </table:table-row>
        <table:table-row table:style-name="ro1" table:number-rows-repeated="10484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code" table:target-range-address="Category.I1:Category.I60" table:on-update-keep-styles="true" table:on-update-keep-size="false"/>
        <table:database-range table:name="__Anonymous_Sheet_DB__0" table:target-range-address="category_lists.D1:category_lists.E5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2:54:35.768701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4-22T18:09:59.044006564</dc:date>
    <meta:editing-cycles>14</meta:editing-cycles>
    <meta:editing-duration>PT3H48M38S</meta:editing-duration>
    <meta:generator>LibreOffice/6.2.2.2$Linux_X86_64 LibreOffice_project/20$Build-2</meta:generator>
    <meta:document-statistic meta:table-count="3" meta:cell-count="5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